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9.4pt"/>
    </style:style>
    <style:style style:name="co2" style:family="table-column">
      <style:table-column-properties fo:break-before="auto" style:column-width="20.04pt"/>
    </style:style>
    <style:style style:name="co3" style:family="table-column">
      <style:table-column-properties fo:break-before="auto" style:column-width="18.51pt"/>
    </style:style>
    <style:style style:name="co4" style:family="table-column">
      <style:table-column-properties fo:break-before="auto" style:column-width="19.25pt"/>
    </style:style>
    <style:style style:name="co5" style:family="table-column">
      <style:table-column-properties fo:break-before="auto" style:column-width="35.49pt"/>
    </style:style>
    <style:style style:name="co6" style:family="table-column">
      <style:table-column-properties fo:break-before="auto" style:column-width="26.19pt"/>
    </style:style>
    <style:style style:name="co7" style:family="table-column">
      <style:table-column-properties fo:break-before="auto" style:column-width="43.99pt"/>
    </style:style>
    <style:style style:name="co8" style:family="table-column">
      <style:table-column-properties fo:break-before="auto" style:column-width="33.14pt"/>
    </style:style>
    <style:style style:name="co9" style:family="table-column">
      <style:table-column-properties fo:break-before="auto" style:column-width="31.66pt"/>
    </style:style>
    <style:style style:name="co10" style:family="table-column">
      <style:table-column-properties fo:break-before="auto" style:column-width="27.75pt"/>
    </style:style>
    <style:style style:name="co11" style:family="table-column">
      <style:table-column-properties fo:break-before="auto" style:column-width="29.31pt"/>
    </style:style>
    <style:style style:name="co12" style:family="table-column">
      <style:table-column-properties fo:break-before="auto" style:column-width="36.26pt"/>
    </style:style>
    <style:style style:name="co13" style:family="table-column">
      <style:table-column-properties fo:break-before="auto" style:column-width="40.9pt"/>
    </style:style>
    <style:style style:name="co14" style:family="table-column">
      <style:table-column-properties fo:break-before="auto" style:column-width="34.7pt"/>
    </style:style>
    <style:style style:name="co15" style:family="table-column">
      <style:table-column-properties fo:break-before="auto" style:column-width="37.05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rotation-angle="9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0.99pt solid #000000" fo:border-top="none"/>
    </style:style>
    <style:style style:name="ce5" style:family="table-cell" style:parent-style-name="Default">
      <style:table-cell-properties fo:border-bottom="none" fo:border-left="none" fo:border-right="0.99pt solid #000000" style:rotation-angle="9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padding="2.01pt" fo:border-right="0.99pt solid #000000" fo:border-top="none"/>
    </style:style>
    <style:style style:name="ce7" style:family="table-cell" style:parent-style-name="Default">
      <style:table-cell-properties fo:border-bottom="none" fo:border-left="none" fo:border-right="0.99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6" table:default-cell-style-name="Default"/>
        <table:table-column table:style-name="co9" table:default-cell-style-name="Default"/>
        <table:table-column table:style-name="co10" table:default-cell-style-name="ce4"/>
        <table:table-column table:style-name="co11" table:default-cell-style-name="Default"/>
        <table:table-column table:style-name="co12" table:default-cell-style-name="Default"/>
        <table:table-column table:style-name="co13" table:default-cell-style-name="ce4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 table:number-columns-spanned="6" table:number-rows-spanned="4">
            <text:p>Input circuits</text:p>
          </table:table-cell>
          <table:covered-table-cell table:number-columns-repeated="4"/>
          <table:covered-table-cell table:style-name="Default"/>
          <table:table-cell table:style-name="ce8" office:value-type="string" calcext:value-type="string" table:number-columns-spanned="12" table:number-rows-spanned="2">
            <text:p>Converted with AddParityTool: 50% protected, 1 extra latch protects 2 latches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6"/>
        </table:table-row>
        <table:table-row table:style-name="ro1">
          <table:covered-table-cell table:number-columns-repeated="5"/>
          <table:covered-table-cell table:style-name="Default"/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  <table:covered-table-cell table:number-columns-repeated="6"/>
        </table:table-row>
        <table:table-row table:style-name="ro1">
          <table:covered-table-cell table:number-columns-repeated="5"/>
          <table:covered-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covered-table-cell table:number-columns-repeated="5" table:style-name="ce2"/>
          <table:covered-table-cell/>
          <table:table-cell table:style-name="ce9" office:value-type="string" calcext:value-type="string" table:number-columns-spanned="3" table:number-rows-spanned="1">
            <text:p>sim [mode 0]</text:p>
          </table:table-cell>
          <table:covered-table-cell table:style-name="ce2"/>
          <table:covered-table-cell table:style-name="ce9"/>
          <table:table-cell table:style-name="ce9" office:value-type="string" calcext:value-type="string" table:number-columns-spanned="3" table:number-rows-spanned="1">
            <text:p>sta [mode 0]</text:p>
          </table:table-cell>
          <table:covered-table-cell table:style-name="ce2"/>
          <table:covered-table-cell table:style-name="ce9"/>
          <table:table-cell table:style-name="ce9" office:value-type="string" calcext:value-type="string" table:number-columns-spanned="3" table:number-rows-spanned="1">
            <text:p>sta [mode 1]</text:p>
          </table:table-cell>
          <table:covered-table-cell table:style-name="ce2"/>
          <table:covered-table-cell table:style-name="ce9"/>
          <table:table-cell table:style-name="ce9" office:value-type="string" calcext:value-type="string" table:number-columns-spanned="3" table:number-rows-spanned="1">
            <text:p>stla [mode 0]</text:p>
          </table:table-cell>
          <table:covered-table-cell table:style-name="ce2"/>
          <table:covered-table-cell table:style-name="ce9"/>
        </table:table-row>
        <table:table-row table:style-name="ro2">
          <table:table-cell table:style-name="ce2" office:value-type="string" calcext:value-type="string">
            <text:p>File-name</text:p>
          </table:table-cell>
          <table:table-cell table:style-name="ce3" office:value-type="string" calcext:value-type="string">
            <text:p>inputs</text:p>
          </table:table-cell>
          <table:table-cell table:style-name="ce3" office:value-type="string" calcext:value-type="string">
            <text:p>latches</text:p>
          </table:table-cell>
          <table:table-cell table:style-name="ce3" office:value-type="string" calcext:value-type="string">
            <text:p>err_latches</text:p>
          </table:table-cell>
          <table:table-cell table:style-name="ce3" office:value-type="string" calcext:value-type="string">
            <text:p>outputs</text:p>
          </table:table-cell>
          <table:table-cell table:style-name="ce5" office:value-type="string" calcext:value-type="string">
            <text:p>AND gates</text:p>
          </table:table-cell>
          <table:table-cell table:style-name="ce3" office:value-type="string" calcext:value-type="string">
            <text:p>CPU-Time</text:p>
          </table:table-cell>
          <table:table-cell table:style-name="ce3" office:value-type="string" calcext:value-type="string">
            <text:p>Real-Time</text:p>
          </table:table-cell>
          <table:table-cell table:style-name="ce5" office:value-type="string" calcext:value-type="string">
            <text:p>vuln. Found</text:p>
          </table:table-cell>
          <table:table-cell table:style-name="ce3" office:value-type="string" calcext:value-type="string">
            <text:p>CPU-Time</text:p>
          </table:table-cell>
          <table:table-cell table:style-name="ce3" office:value-type="string" calcext:value-type="string">
            <text:p>Real-Time</text:p>
          </table:table-cell>
          <table:table-cell table:style-name="ce5" office:value-type="string" calcext:value-type="string">
            <text:p>vuln. Found</text:p>
          </table:table-cell>
          <table:table-cell table:style-name="ce3" office:value-type="string" calcext:value-type="string">
            <text:p>CPU-Time</text:p>
          </table:table-cell>
          <table:table-cell table:style-name="ce3" office:value-type="string" calcext:value-type="string">
            <text:p>Real-Time</text:p>
          </table:table-cell>
          <table:table-cell table:style-name="ce5" office:value-type="string" calcext:value-type="string">
            <text:p>vuln. Found</text:p>
          </table:table-cell>
          <table:table-cell table:style-name="ce3" office:value-type="string" calcext:value-type="string">
            <text:p>CPU-Time</text:p>
          </table:table-cell>
          <table:table-cell table:style-name="ce3" office:value-type="string" calcext:value-type="string">
            <text:p>Real-Time</text:p>
          </table:table-cell>
          <table:table-cell table:style-name="ce5" office:value-type="string" calcext:value-type="string">
            <text:p>vuln. Found</text:p>
          </table:table-cell>
        </table:table-row>
        <table:table-row table:style-name="ro3">
          <table:table-cell office:value-type="string" calcext:value-type="string">
            <text:p>IWLS_2002_AIG/texas/dk15_orig.ai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66" calcext:value-type="float">
            <text:p>66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431" calcext:value-type="float">
            <text:p>0.0104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173" calcext:value-type="float">
            <text:p>0.0031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663" calcext:value-type="float">
            <text:p>0.0056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WLS_2002_AIG/texas/dk15_sweep.ai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66" calcext:value-type="float">
            <text:p>66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346" calcext:value-type="float">
            <text:p>0.0103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871" calcext:value-type="float">
            <text:p>0.0058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WLS_2002_AIG/texas/dk15_synth.ai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62" calcext:value-type="float">
            <text:p>62</text:p>
          </table:table-cell>
          <table:table-cell office:value-type="float" office:value="0.000258" calcext:value-type="float">
            <text:p>0.0002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198" calcext:value-type="float">
            <text:p>0.0101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228" calcext:value-type="float">
            <text:p>0.0032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183" calcext:value-type="float">
            <text:p>0.0061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WLS_2002_AIG/texas/lion_orig.ai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295" calcext:value-type="float">
            <text:p>0.0042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684" calcext:value-type="float">
            <text:p>0.0016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566" calcext:value-type="float">
            <text:p>0.0025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WLS_2002_AIG/texas/lion_sweep.ai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355" calcext:value-type="float">
            <text:p>0.0043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689" calcext:value-type="float">
            <text:p>0.0016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555" calcext:value-type="float">
            <text:p>0.0025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WLS_2002_AIG/texas/lion_synth.ai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0.000252" calcext:value-type="float">
            <text:p>0.000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622" calcext:value-type="float">
            <text:p>0.0036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612" calcext:value-type="float">
            <text:p>0.0016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436" calcext:value-type="float">
            <text:p>0.0024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WLS_2002_AIG/texas/mc_orig.ai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751" calcext:value-type="float">
            <text:p>0.0077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104" calcext:value-type="float">
            <text:p>0.0021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226" calcext:value-type="float">
            <text:p>0.0032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WLS_2002_AIG/texas/mc_sweep.ai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0.000294" calcext:value-type="float">
            <text:p>0.0002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74" calcext:value-type="float">
            <text:p>0.005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092" calcext:value-type="float">
            <text:p>0.0020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232" calcext:value-type="float">
            <text:p>0.0032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WLS_2002_AIG/texas/mc_synth.ai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1" calcext:value-type="float">
            <text:p>21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025" calcext:value-type="float">
            <text:p>0.005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047" calcext:value-type="float">
            <text:p>0.0020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227" calcext:value-type="float">
            <text:p>0.0032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WLS_2002_AIG/texas/tav_orig.ai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8" calcext:value-type="float">
            <text:p>28</text:p>
          </table:table-cell>
          <table:table-cell office:value-type="float" office:value="0.000309" calcext:value-type="float">
            <text:p>0.0003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537" calcext:value-type="float">
            <text:p>0.006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073" calcext:value-type="float">
            <text:p>0.0020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834" calcext:value-type="float">
            <text:p>0.0028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WLS_2002_AIG/texas/tav_sweep.ai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8" calcext:value-type="float">
            <text:p>28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353" calcext:value-type="float">
            <text:p>0.0063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072" calcext:value-type="float">
            <text:p>0.0020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222" calcext:value-type="float">
            <text:p>0.003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WLS_2002_AIG/texas/tav_synth.ai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415" calcext:value-type="float">
            <text:p>0.0054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838" calcext:value-type="float">
            <text:p>0.0018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272" calcext:value-type="float">
            <text:p>0.0032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WLS_2002_AIG/texas/train4_orig.ai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207" calcext:value-type="float">
            <text:p>0.0062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02" calcext:value-type="float">
            <text:p>0.003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016" calcext:value-type="float">
            <text:p>0.003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WLS_2002_AIG/texas/train4_sweep.ai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988" calcext:value-type="float">
            <text:p>0.0059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049" calcext:value-type="float">
            <text:p>0.0030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883" calcext:value-type="float">
            <text:p>0.0028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WLS_2002_AIG/texas/train4_synth.ai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849" calcext:value-type="float">
            <text:p>0.0058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024" calcext:value-type="float">
            <text:p>0.0030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87" calcext:value-type="float">
            <text:p>0.002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WLS_2002_AIG/iscas89/s27_orig.ai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573" calcext:value-type="float">
            <text:p>0.0055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138" calcext:value-type="float">
            <text:p>0.0031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449" calcext:value-type="float">
            <text:p>0.0064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iscas89/s27_sweep.ai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0.000298" calcext:value-type="float">
            <text:p>0.0002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4675" calcext:value-type="float">
            <text:p>0.0046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4996" calcext:value-type="float">
            <text:p>0.0049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4086" calcext:value-type="float">
            <text:p>0.0040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iscas89/s27_synth.ai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0.000284" calcext:value-type="float">
            <text:p>0.0002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019" calcext:value-type="float">
            <text:p>0.0050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4141" calcext:value-type="float">
            <text:p>0.0041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LGSynth91/smlexamples/s27_orig.ai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654" calcext:value-type="float">
            <text:p>0.0066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067" calcext:value-type="float">
            <text:p>0.0030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353" calcext:value-type="float">
            <text:p>0.0053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LGSynth91/smlexamples/s27_sweep.ai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4681" calcext:value-type="float">
            <text:p>0.0046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007" calcext:value-type="float">
            <text:p>0.0050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4168" calcext:value-type="float">
            <text:p>0.0041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LGSynth91/smlexamples/s27_synth.ai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0.000327" calcext:value-type="float">
            <text:p>0.0003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4674" calcext:value-type="float">
            <text:p>0.0046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018" calcext:value-type="float">
            <text:p>0.0050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bbtas_orig.ai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0799" calcext:value-type="float">
            <text:p>0.0207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154" calcext:value-type="float">
            <text:p>0.0051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486" calcext:value-type="float">
            <text:p>0.0034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bbtas_sweep.ai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0845" calcext:value-type="float">
            <text:p>0.0208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2" calcext:value-type="float">
            <text:p>0.00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391" calcext:value-type="float">
            <text:p>0.0033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bbtas_synth.ai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9226" calcext:value-type="float">
            <text:p>0.0192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4644" calcext:value-type="float">
            <text:p>0.0046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274" calcext:value-type="float">
            <text:p>0.0032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beecount_orig.ai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44" calcext:value-type="float">
            <text:p>44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4883" calcext:value-type="float">
            <text:p>0.0048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522" calcext:value-type="float">
            <text:p>0.0065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beecount_sweep.ai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42" calcext:value-type="float">
            <text:p>42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4301" calcext:value-type="float">
            <text:p>0.0143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4913" calcext:value-type="float">
            <text:p>0.0049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543" calcext:value-type="float">
            <text:p>0.0065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beecount_synth.ai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38" calcext:value-type="float">
            <text:p>38</text:p>
          </table:table-cell>
          <table:table-cell office:value-type="float" office:value="0.000278" calcext:value-type="float">
            <text:p>0.0002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1477" calcext:value-type="float">
            <text:p>0.0114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496" calcext:value-type="float">
            <text:p>0.004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805" calcext:value-type="float">
            <text:p>0.0068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dk14_orig.ai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114" calcext:value-type="float">
            <text:p>114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7875" calcext:value-type="float">
            <text:p>0.0178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82" calcext:value-type="float">
            <text:p>0.003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853" calcext:value-type="float">
            <text:p>0.0058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dk14_sweep.ai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114" calcext:value-type="float">
            <text:p>114</text:p>
          </table:table-cell>
          <table:table-cell office:value-type="float" office:value="0.000278" calcext:value-type="float">
            <text:p>0.0002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9746" calcext:value-type="float">
            <text:p>0.0197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973" calcext:value-type="float">
            <text:p>0.0039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879" calcext:value-type="float">
            <text:p>0.0058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dk14_synth.ai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119" calcext:value-type="float">
            <text:p>119</text:p>
          </table:table-cell>
          <table:table-cell office:value-type="float" office:value="0.000274" calcext:value-type="float">
            <text:p>0.0002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1561" calcext:value-type="float">
            <text:p>0.0215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907" calcext:value-type="float">
            <text:p>0.0039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866" calcext:value-type="float">
            <text:p>0.0058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dk17_orig.ai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8" calcext:value-type="float">
            <text:p>68</text:p>
          </table:table-cell>
          <table:table-cell office:value-type="float" office:value="0.000356" calcext:value-type="float">
            <text:p>0.0003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1723" calcext:value-type="float">
            <text:p>0.0117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036" calcext:value-type="float">
            <text:p>0.0030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4333" calcext:value-type="float">
            <text:p>0.004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dk17_sweep.ai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8" calcext:value-type="float">
            <text:p>68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1797" calcext:value-type="float">
            <text:p>0.0117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4341" calcext:value-type="float">
            <text:p>0.0043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dk17_synth.ai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74" calcext:value-type="float">
            <text:p>74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2974" calcext:value-type="float">
            <text:p>0.0129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265" calcext:value-type="float">
            <text:p>0.0032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047" calcext:value-type="float">
            <text:p>0.0050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dk27_orig.ai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1" calcext:value-type="float">
            <text:p>21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771" calcext:value-type="float">
            <text:p>0.0057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2302" calcext:value-type="float">
            <text:p>0.0023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287" calcext:value-type="float">
            <text:p>0.0032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dk27_sweep.ai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1" calcext:value-type="float">
            <text:p>2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893" calcext:value-type="float">
            <text:p>0.0058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2316" calcext:value-type="float">
            <text:p>0.0023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373" calcext:value-type="float">
            <text:p>0.0033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dk27_synth.ai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703" calcext:value-type="float">
            <text:p>0.0057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2364" calcext:value-type="float">
            <text:p>0.0023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358" calcext:value-type="float">
            <text:p>0.0033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ex5_sweep.ai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58" calcext:value-type="float">
            <text:p>58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1202" calcext:value-type="float">
            <text:p>0.0112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2939" calcext:value-type="float">
            <text:p>0.0029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4285" calcext:value-type="float">
            <text:p>0.0042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ex5_synth.ai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54" calcext:value-type="float">
            <text:p>54</text:p>
          </table:table-cell>
          <table:table-cell office:value-type="float" office:value="0.000309" calcext:value-type="float">
            <text:p>0.0003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052" calcext:value-type="float">
            <text:p>0.010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2781" calcext:value-type="float">
            <text:p>0.0027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4123" calcext:value-type="float">
            <text:p>0.0041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ex6_orig.aig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151" calcext:value-type="float">
            <text:p>151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283" calcext:value-type="float">
            <text:p>0.022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4184" calcext:value-type="float">
            <text:p>0.0041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886" calcext:value-type="float">
            <text:p>0.0058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ex6_sweep.aig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151" calcext:value-type="float">
            <text:p>151</text:p>
          </table:table-cell>
          <table:table-cell office:value-type="float" office:value="0.000345" calcext:value-type="float">
            <text:p>0.0003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2753" calcext:value-type="float">
            <text:p>0.0227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422" calcext:value-type="float">
            <text:p>0.004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96" calcext:value-type="float">
            <text:p>0.005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ex6_synth.aig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85" calcext:value-type="float">
            <text:p>85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7702" calcext:value-type="float">
            <text:p>0.0177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416" calcext:value-type="float">
            <text:p>0.0034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4951" calcext:value-type="float">
            <text:p>0.0049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lion9_sweep.ai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776" calcext:value-type="float">
            <text:p>0.0067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474" calcext:value-type="float">
            <text:p>0.0034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067" calcext:value-type="float">
            <text:p>0.0030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lion9_synth.ai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382" calcext:value-type="float">
            <text:p>0.0053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233" calcext:value-type="float">
            <text:p>0.002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26" calcext:value-type="float">
            <text:p>0.00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s8_orig.ai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office:value-type="float" office:value="0.000398" calcext:value-type="float">
            <text:p>0.000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462" calcext:value-type="float">
            <text:p>0.038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2" calcext:value-type="float">
            <text:p>0.00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0569" calcext:value-type="float">
            <text:p>0.2605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WLS_2002_AIG/texas/s27_orig.ai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0.000309" calcext:value-type="float">
            <text:p>0.0003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497" calcext:value-type="float">
            <text:p>0.0054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226" calcext:value-type="float">
            <text:p>0.0032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008" calcext:value-type="float">
            <text:p>0.0060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s27_sweep.ai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0.000344" calcext:value-type="float">
            <text:p>0.0003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275" calcext:value-type="float">
            <text:p>0.0062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965" calcext:value-type="float">
            <text:p>0.0069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738" calcext:value-type="float">
            <text:p>0.0057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s27_synth.ai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4542" calcext:value-type="float">
            <text:p>0.0045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07" calcext:value-type="float">
            <text:p>0.005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642" calcext:value-type="float">
            <text:p>0.0056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shiftreg_orig.ai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0.000217" calcext:value-type="float">
            <text:p>0.0002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561" calcext:value-type="float">
            <text:p>0.0035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526" calcext:value-type="float">
            <text:p>0.0065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shiftreg_sweep.ai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564" calcext:value-type="float">
            <text:p>0.0035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847" calcext:value-type="float">
            <text:p>0.0038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586" calcext:value-type="float">
            <text:p>0.0065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shiftreg_synth.ai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582" calcext:value-type="float">
            <text:p>0.0035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853" calcext:value-type="float">
            <text:p>0.0038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464" calcext:value-type="float">
            <text:p>0.0064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5_AIG/s27.ai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546" calcext:value-type="float">
            <text:p>0.0055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3137" calcext:value-type="float">
            <text:p>0.0031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034" calcext:value-type="float">
            <text:p>0.0060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a_orig.ai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0.00038" calcext:value-type="float">
            <text:p>0.00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826" calcext:value-type="float">
            <text:p>0.015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49" calcext:value-type="float">
            <text:p>0.01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536" calcext:value-type="float">
            <text:p>0.013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WLS_2002_AIG/texas/bbara_orig.ai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75" calcext:value-type="float">
            <text:p>75</text:p>
          </table:table-cell>
          <table:table-cell office:value-type="float" office:value="0.000501" calcext:value-type="float">
            <text:p>0.000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5706" calcext:value-type="float">
            <text:p>0.0457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0734" calcext:value-type="float">
            <text:p>0.0107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659" calcext:value-type="float">
            <text:p>0.0056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bbara_sweep.ai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75" calcext:value-type="float">
            <text:p>75</text:p>
          </table:table-cell>
          <table:table-cell office:value-type="float" office:value="0.000487" calcext:value-type="float">
            <text:p>0.0004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0044" calcext:value-type="float">
            <text:p>0.0400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8635" calcext:value-type="float">
            <text:p>0.0086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559" calcext:value-type="float">
            <text:p>0.0055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bbara_synth.ai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57" calcext:value-type="float">
            <text:p>57</text:p>
          </table:table-cell>
          <table:table-cell office:value-type="float" office:value="0.000505" calcext:value-type="float">
            <text:p>0.0005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833" calcext:value-type="float">
            <text:p>0.038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7526" calcext:value-type="float">
            <text:p>0.0075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30085" calcext:value-type="float">
            <text:p>0.1300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bbsse_orig.aig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45" calcext:value-type="float">
            <text:p>145</text:p>
          </table:table-cell>
          <table:table-cell office:value-type="float" office:value="0.000446" calcext:value-type="float">
            <text:p>0.0004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41413" calcext:value-type="float">
            <text:p>0.0414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7274" calcext:value-type="float">
            <text:p>0.0072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89" calcext:value-type="float">
            <text:p>0.006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bbsse_sweep.aig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46" calcext:value-type="float">
            <text:p>146</text:p>
          </table:table-cell>
          <table:table-cell office:value-type="float" office:value="0.000381" calcext:value-type="float">
            <text:p>0.0003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41655" calcext:value-type="float">
            <text:p>0.0416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717" calcext:value-type="float">
            <text:p>0.007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779" calcext:value-type="float">
            <text:p>0.0067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bbsse_synth.aig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07" calcext:value-type="float">
            <text:p>107</text:p>
          </table:table-cell>
          <table:table-cell office:value-type="float" office:value="0.000369" calcext:value-type="float">
            <text:p>0.0003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32042" calcext:value-type="float">
            <text:p>0.0320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834" calcext:value-type="float">
            <text:p>0.0068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7053" calcext:value-type="float">
            <text:p>0.0070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cse_orig.aig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56" calcext:value-type="float">
            <text:p>256</text:p>
          </table:table-cell>
          <table:table-cell office:value-type="float" office:value="0.000678" calcext:value-type="float">
            <text:p>0.0006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71121" calcext:value-type="float">
            <text:p>0.0711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7455" calcext:value-type="float">
            <text:p>0.0174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5277" calcext:value-type="float">
            <text:p>0.0152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cse_sweep.aig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56" calcext:value-type="float">
            <text:p>256</text:p>
          </table:table-cell>
          <table:table-cell office:value-type="float" office:value="0.000534" calcext:value-type="float">
            <text:p>0.0005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71043" calcext:value-type="float">
            <text:p>0.0710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5628" calcext:value-type="float">
            <text:p>0.0156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2309" calcext:value-type="float">
            <text:p>0.0123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cse_synth.aig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15" calcext:value-type="float">
            <text:p>215</text:p>
          </table:table-cell>
          <table:table-cell office:value-type="float" office:value="0.000456" calcext:value-type="float">
            <text:p>0.0004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61655" calcext:value-type="float">
            <text:p>0.0616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4788" calcext:value-type="float">
            <text:p>0.01478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2795" calcext:value-type="float">
            <text:p>0.0127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dk512_orig.ai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3" calcext:value-type="float">
            <text:p>63</text:p>
          </table:table-cell>
          <table:table-cell office:value-type="float" office:value="0.000363" calcext:value-type="float">
            <text:p>0.0003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2473" calcext:value-type="float">
            <text:p>0.0224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7019" calcext:value-type="float">
            <text:p>0.0070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9025" calcext:value-type="float">
            <text:p>0.0090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dk512_sweep.ai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3" calcext:value-type="float">
            <text:p>63</text:p>
          </table:table-cell>
          <table:table-cell office:value-type="float" office:value="0.000327" calcext:value-type="float">
            <text:p>0.0003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2309" calcext:value-type="float">
            <text:p>0.0223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892" calcext:value-type="float">
            <text:p>0.0068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9024" calcext:value-type="float">
            <text:p>0.0090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dk512_synth.ai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57" calcext:value-type="float">
            <text:p>57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1449" calcext:value-type="float">
            <text:p>0.0214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7469" calcext:value-type="float">
            <text:p>0.0074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9845" calcext:value-type="float">
            <text:p>0.0098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ex3_orig.ai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68" calcext:value-type="float">
            <text:p>68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3089" calcext:value-type="float">
            <text:p>0.0230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06" calcext:value-type="float">
            <text:p>0.006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31658" calcext:value-type="float">
            <text:p>0.1316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ex3_sweep.ai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68" calcext:value-type="float">
            <text:p>68</text:p>
          </table:table-cell>
          <table:table-cell office:value-type="float" office:value="0.000362" calcext:value-type="float">
            <text:p>0.0003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3071" calcext:value-type="float">
            <text:p>0.0230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003" calcext:value-type="float">
            <text:p>0.0060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31351" calcext:value-type="float">
            <text:p>0.1313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ex3_synth.ai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64" calcext:value-type="float">
            <text:p>64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2276" calcext:value-type="float">
            <text:p>0.0222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075" calcext:value-type="float">
            <text:p>0.0060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4948" calcext:value-type="float">
            <text:p>0.0249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ex4_orig.aig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0.000349" calcext:value-type="float">
            <text:p>0.0003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31222" calcext:value-type="float">
            <text:p>0.0312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0662" calcext:value-type="float">
            <text:p>0.0106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0468" calcext:value-type="float">
            <text:p>0.0104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ex4_sweep.aig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0.000361" calcext:value-type="float">
            <text:p>0.0003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3087" calcext:value-type="float">
            <text:p>0.030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0505" calcext:value-type="float">
            <text:p>0.0105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0824" calcext:value-type="float">
            <text:p>0.0108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ex4_synth.aig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64" calcext:value-type="float">
            <text:p>64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2281" calcext:value-type="float">
            <text:p>0.0222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8686" calcext:value-type="float">
            <text:p>0.0086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8868" calcext:value-type="float">
            <text:p>0.0088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ex5_orig.ai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69" calcext:value-type="float">
            <text:p>69</text:p>
          </table:table-cell>
          <table:table-cell office:value-type="float" office:value="0.000349" calcext:value-type="float">
            <text:p>0.0003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3758" calcext:value-type="float">
            <text:p>0.0237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383" calcext:value-type="float">
            <text:p>0.0063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146" calcext:value-type="float">
            <text:p>0.0061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ex7_orig.ai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69" calcext:value-type="float">
            <text:p>69</text:p>
          </table:table-cell>
          <table:table-cell office:value-type="float" office:value="0.000326" calcext:value-type="float">
            <text:p>0.0003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558" calcext:value-type="float">
            <text:p>0.025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7147" calcext:value-type="float">
            <text:p>0.0071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398" calcext:value-type="float">
            <text:p>0.0053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ex7_sweep.ai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69" calcext:value-type="float">
            <text:p>69</text:p>
          </table:table-cell>
          <table:table-cell office:value-type="float" office:value="0.000332" calcext:value-type="float">
            <text:p>0.0003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713" calcext:value-type="float">
            <text:p>0.027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7088" calcext:value-type="float">
            <text:p>0.0070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5525" calcext:value-type="float">
            <text:p>0.0055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ex7_synth.ai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88" calcext:value-type="float">
            <text:p>88</text:p>
          </table:table-cell>
          <table:table-cell office:value-type="float" office:value="0.000461" calcext:value-type="float">
            <text:p>0.0004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33366" calcext:value-type="float">
            <text:p>0.0333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8698" calcext:value-type="float">
            <text:p>0.0086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499" calcext:value-type="float">
            <text:p>0.0064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kirkman_orig.aig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289" calcext:value-type="float">
            <text:p>289</text:p>
          </table:table-cell>
          <table:table-cell office:value-type="float" office:value="0.000702" calcext:value-type="float">
            <text:p>0.0007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78992" calcext:value-type="float">
            <text:p>0.0789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3666" calcext:value-type="float">
            <text:p>0.0136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2805" calcext:value-type="float">
            <text:p>0.0128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kirkman_sweep.aig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289" calcext:value-type="float">
            <text:p>289</text:p>
          </table:table-cell>
          <table:table-cell office:value-type="float" office:value="0.000514" calcext:value-type="float">
            <text:p>0.0005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80151" calcext:value-type="float">
            <text:p>0.0801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3907" calcext:value-type="float">
            <text:p>0.0139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2447" calcext:value-type="float">
            <text:p>0.0124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kirkman_synth.aig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635" calcext:value-type="float">
            <text:p>635</text:p>
          </table:table-cell>
          <table:table-cell office:value-type="float" office:value="0.000821" calcext:value-type="float">
            <text:p>0.0008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77692" calcext:value-type="float">
            <text:p>0.1776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9329" calcext:value-type="float">
            <text:p>0.0293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1279" calcext:value-type="float">
            <text:p>0.0212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lion9_orig.ai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0.000322" calcext:value-type="float">
            <text:p>0.0003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2727" calcext:value-type="float">
            <text:p>0.0127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5249" calcext:value-type="float">
            <text:p>0.0052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417" calcext:value-type="float">
            <text:p>0.004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mark1_orig.aig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95" calcext:value-type="float">
            <text:p>95</text:p>
          </table:table-cell>
          <table:table-cell office:value-type="float" office:value="0.000349" calcext:value-type="float">
            <text:p>0.0003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9981" calcext:value-type="float">
            <text:p>0.0299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7636" calcext:value-type="float">
            <text:p>0.0076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136" calcext:value-type="float">
            <text:p>0.011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mark1_sweep.aig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94" calcext:value-type="float">
            <text:p>94</text:p>
          </table:table-cell>
          <table:table-cell office:value-type="float" office:value="0.000368" calcext:value-type="float">
            <text:p>0.0003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9134" calcext:value-type="float">
            <text:p>0.0291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9925" calcext:value-type="float">
            <text:p>0.0099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1331" calcext:value-type="float">
            <text:p>0.0113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mark1_synth.aig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68" calcext:value-type="float">
            <text:p>68</text:p>
          </table:table-cell>
          <table:table-cell office:value-type="float" office:value="0.000327" calcext:value-type="float">
            <text:p>0.0003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2943" calcext:value-type="float">
            <text:p>0.0229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874" calcext:value-type="float">
            <text:p>0.0068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9492" calcext:value-type="float">
            <text:p>0.0094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modulo12_orig.ai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0.000611" calcext:value-type="float">
            <text:p>0.000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18" calcext:value-type="float">
            <text:p>0.05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363" calcext:value-type="float">
            <text:p>0.008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3623" calcext:value-type="float">
            <text:p>0.6836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WLS_2002_AIG/texas/opus_orig.aig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2" calcext:value-type="float">
            <text:p>102</text:p>
          </table:table-cell>
          <table:table-cell office:value-type="float" office:value="0.000351" calcext:value-type="float">
            <text:p>0.0003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33661" calcext:value-type="float">
            <text:p>0.0336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746" calcext:value-type="float">
            <text:p>0.007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8069" calcext:value-type="float">
            <text:p>0.0080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opus_sweep.aig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1" calcext:value-type="float">
            <text:p>101</text:p>
          </table:table-cell>
          <table:table-cell office:value-type="float" office:value="0.000349" calcext:value-type="float">
            <text:p>0.0003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33432" calcext:value-type="float">
            <text:p>0.0334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766" calcext:value-type="float">
            <text:p>0.007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8089" calcext:value-type="float">
            <text:p>0.0080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opus_synth.aig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62" calcext:value-type="float">
            <text:p>62</text:p>
          </table:table-cell>
          <table:table-cell office:value-type="float" office:value="0.000482" calcext:value-type="float">
            <text:p>0.0004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3153" calcext:value-type="float">
            <text:p>0.0231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39" calcext:value-type="float">
            <text:p>0.006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7515" calcext:value-type="float">
            <text:p>0.0075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sse_orig.aig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45" calcext:value-type="float">
            <text:p>145</text:p>
          </table:table-cell>
          <table:table-cell office:value-type="float" office:value="0.000421" calcext:value-type="float">
            <text:p>0.0004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40664" calcext:value-type="float">
            <text:p>0.0406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7205" calcext:value-type="float">
            <text:p>0.0072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7838" calcext:value-type="float">
            <text:p>0.0078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sse_sweep.aig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46" calcext:value-type="float">
            <text:p>146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41113" calcext:value-type="float">
            <text:p>0.0411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7121" calcext:value-type="float">
            <text:p>0.0071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911" calcext:value-type="float">
            <text:p>0.0069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sse_synth.aig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07" calcext:value-type="float">
            <text:p>107</text:p>
          </table:table-cell>
          <table:table-cell office:value-type="float" office:value="0.000366" calcext:value-type="float">
            <text:p>0.0003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31737" calcext:value-type="float">
            <text:p>0.0317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748" calcext:value-type="float">
            <text:p>0.0067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7161" calcext:value-type="float">
            <text:p>0.0071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iscas89/s820_orig.aig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345" calcext:value-type="float">
            <text:p>345</text:p>
          </table:table-cell>
          <table:table-cell office:value-type="float" office:value="0.000585" calcext:value-type="float">
            <text:p>0.0005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96858" calcext:value-type="float">
            <text:p>0.0968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4477" calcext:value-type="float">
            <text:p>0.0144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4448" calcext:value-type="float">
            <text:p>0.0244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iscas89/s820_sweep.aig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348" calcext:value-type="float">
            <text:p>348</text:p>
          </table:table-cell>
          <table:table-cell office:value-type="float" office:value="0.000612" calcext:value-type="float">
            <text:p>0.0006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98298" calcext:value-type="float">
            <text:p>0.0982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5333" calcext:value-type="float">
            <text:p>0.0153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5707" calcext:value-type="float">
            <text:p>0.0257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iscas89/s820_synth.aig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301" calcext:value-type="float">
            <text:p>301</text:p>
          </table:table-cell>
          <table:table-cell office:value-type="float" office:value="0.000532" calcext:value-type="float">
            <text:p>0.0005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213" calcext:value-type="float">
            <text:p>0.082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3391" calcext:value-type="float">
            <text:p>0.0133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6736" calcext:value-type="float">
            <text:p>0.016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iscas89/s832_orig.aig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356" calcext:value-type="float">
            <text:p>356</text:p>
          </table:table-cell>
          <table:table-cell office:value-type="float" office:value="0.000833" calcext:value-type="float">
            <text:p>0.0008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99875" calcext:value-type="float">
            <text:p>0.0998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15043" calcext:value-type="float">
            <text:p>0.0150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5784" calcext:value-type="float">
            <text:p>0.0257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iscas89/s832_sweep.aig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358" calcext:value-type="float">
            <text:p>358</text:p>
          </table:table-cell>
          <table:table-cell office:value-type="float" office:value="0.000765" calcext:value-type="float">
            <text:p>0.0007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03966" calcext:value-type="float">
            <text:p>0.1039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6066" calcext:value-type="float">
            <text:p>0.0160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8171" calcext:value-type="float">
            <text:p>0.0281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iscas89/s832_synth.aig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294" calcext:value-type="float">
            <text:p>294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2313" calcext:value-type="float">
            <text:p>0.0823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2147" calcext:value-type="float">
            <text:p>0.0121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4575" calcext:value-type="float">
            <text:p>0.0145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LGSynth91/smlexamples/s820_orig.aig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345" calcext:value-type="float">
            <text:p>345</text:p>
          </table:table-cell>
          <table:table-cell office:value-type="float" office:value="0.000583" calcext:value-type="float">
            <text:p>0.0005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97383" calcext:value-type="float">
            <text:p>0.0973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4729" calcext:value-type="float">
            <text:p>0.0147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4632" calcext:value-type="float">
            <text:p>0.0246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LGSynth91/smlexamples/s820_sweep.aig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348" calcext:value-type="float">
            <text:p>348</text:p>
          </table:table-cell>
          <table:table-cell office:value-type="float" office:value="0.000597" calcext:value-type="float">
            <text:p>0.0005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9855" calcext:value-type="float">
            <text:p>0.098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4352" calcext:value-type="float">
            <text:p>0.0143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5637" calcext:value-type="float">
            <text:p>0.0256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LGSynth91/smlexamples/s820_synth.aig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301" calcext:value-type="float">
            <text:p>301</text:p>
          </table:table-cell>
          <table:table-cell office:value-type="float" office:value="0.000537" calcext:value-type="float">
            <text:p>0.0005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4482" calcext:value-type="float">
            <text:p>0.0844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2574" calcext:value-type="float">
            <text:p>0.0125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6689" calcext:value-type="float">
            <text:p>0.0166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LGSynth91/smlexamples/s832_orig.aig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356" calcext:value-type="float">
            <text:p>356</text:p>
          </table:table-cell>
          <table:table-cell office:value-type="float" office:value="0.000796" calcext:value-type="float">
            <text:p>0.0007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00599" calcext:value-type="float">
            <text:p>0.1005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4961" calcext:value-type="float">
            <text:p>0.0149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6197" calcext:value-type="float">
            <text:p>0.0261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LGSynth91/smlexamples/s832_sweep.aig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358" calcext:value-type="float">
            <text:p>358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00946" calcext:value-type="float">
            <text:p>0.1009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5002" calcext:value-type="float">
            <text:p>0.015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9278" calcext:value-type="float">
            <text:p>0.0292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LGSynth91/smlexamples/s832_synth.aig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294" calcext:value-type="float">
            <text:p>294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5538" calcext:value-type="float">
            <text:p>0.0855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2499" calcext:value-type="float">
            <text:p>0.0124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4531" calcext:value-type="float">
            <text:p>0.0145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donfile_orig.ai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97" calcext:value-type="float">
            <text:p>197</text:p>
          </table:table-cell>
          <table:table-cell office:value-type="float" office:value="0.001202" calcext:value-type="float">
            <text:p>0.001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6215" calcext:value-type="float">
            <text:p>0.3062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2766" calcext:value-type="float">
            <text:p>0.032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2995" calcext:value-type="float">
            <text:p>0.6129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WLS_2002_AIG/texas/ex1_orig.aig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315" calcext:value-type="float">
            <text:p>315</text:p>
          </table:table-cell>
          <table:table-cell office:value-type="float" office:value="0.000621" calcext:value-type="float">
            <text:p>0.0006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90481" calcext:value-type="float">
            <text:p>0.0904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8363" calcext:value-type="float">
            <text:p>0.0183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4409" calcext:value-type="float">
            <text:p>0.0144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ex1_sweep.aig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315" calcext:value-type="float">
            <text:p>315</text:p>
          </table:table-cell>
          <table:table-cell office:value-type="float" office:value="0.000582" calcext:value-type="float">
            <text:p>0.0005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90168" calcext:value-type="float">
            <text:p>0.0901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8426" calcext:value-type="float">
            <text:p>0.0184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4494" calcext:value-type="float">
            <text:p>0.0144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ex1_synth.aig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242" calcext:value-type="float">
            <text:p>242</text:p>
          </table:table-cell>
          <table:table-cell office:value-type="float" office:value="0.000548" calcext:value-type="float">
            <text:p>0.0005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71128" calcext:value-type="float">
            <text:p>0.0711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6367" calcext:value-type="float">
            <text:p>0.0163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4795" calcext:value-type="float">
            <text:p>0.0147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ex2_orig.ai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58" calcext:value-type="float">
            <text:p>158</text:p>
          </table:table-cell>
          <table:table-cell office:value-type="float" office:value="0.000472" calcext:value-type="float">
            <text:p>0.0004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0615" calcext:value-type="float">
            <text:p>0.0506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4325" calcext:value-type="float">
            <text:p>0.0143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4613" calcext:value-type="float">
            <text:p>0.0146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ex2_sweep.ai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58" calcext:value-type="float">
            <text:p>158</text:p>
          </table:table-cell>
          <table:table-cell office:value-type="float" office:value="0.000448" calcext:value-type="float">
            <text:p>0.0004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0456" calcext:value-type="float">
            <text:p>0.0504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438" calcext:value-type="float">
            <text:p>0.014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453" calcext:value-type="float">
            <text:p>0.014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ex2_synth.ai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81" calcext:value-type="float">
            <text:p>181</text:p>
          </table:table-cell>
          <table:table-cell office:value-type="float" office:value="0.000425" calcext:value-type="float">
            <text:p>0.0004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9746" calcext:value-type="float">
            <text:p>0.0597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1426" calcext:value-type="float">
            <text:p>0.0214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2733" calcext:value-type="float">
            <text:p>0.0227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keyb_orig.aig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427" calcext:value-type="float">
            <text:p>427</text:p>
          </table:table-cell>
          <table:table-cell office:value-type="float" office:value="0.000611" calcext:value-type="float">
            <text:p>0.0006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1955" calcext:value-type="float">
            <text:p>0.119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0523" calcext:value-type="float">
            <text:p>0.0205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2613" calcext:value-type="float">
            <text:p>0.0126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keyb_sweep.aig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427" calcext:value-type="float">
            <text:p>427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26106" calcext:value-type="float">
            <text:p>0.1261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7208" calcext:value-type="float">
            <text:p>0.0172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2518" calcext:value-type="float">
            <text:p>0.0125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keyb_synth.aig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88" calcext:value-type="float">
            <text:p>288</text:p>
          </table:table-cell>
          <table:table-cell office:value-type="float" office:value="0.000668" calcext:value-type="float">
            <text:p>0.0006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4939" calcext:value-type="float">
            <text:p>0.0849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13793" calcext:value-type="float">
            <text:p>0.013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418" calcext:value-type="float">
            <text:p>0.014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1a_orig.aig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482" calcext:value-type="float">
            <text:p>482</text:p>
          </table:table-cell>
          <table:table-cell office:value-type="float" office:value="0.002535" calcext:value-type="float">
            <text:p>0.002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1984" calcext:value-type="float">
            <text:p>5.2198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71362" calcext:value-type="float">
            <text:p>0.071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9457" calcext:value-type="float">
            <text:p>0.7094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WLS_2002_AIG/texas/s1_orig.aig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689" calcext:value-type="float">
            <text:p>689</text:p>
          </table:table-cell>
          <table:table-cell office:value-type="float" office:value="0.000885" calcext:value-type="float">
            <text:p>0.0008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91611" calcext:value-type="float">
            <text:p>0.1916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0213" calcext:value-type="float">
            <text:p>0.0402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39121" calcext:value-type="float">
            <text:p>0.0391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1_sweep.aig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689" calcext:value-type="float">
            <text:p>689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92103" calcext:value-type="float">
            <text:p>0.1921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38493" calcext:value-type="float">
            <text:p>0.0384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3807" calcext:value-type="float">
            <text:p>0.038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1_synth.aig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356" calcext:value-type="float">
            <text:p>356</text:p>
          </table:table-cell>
          <table:table-cell office:value-type="float" office:value="0.000607" calcext:value-type="float">
            <text:p>0.0006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98366" calcext:value-type="float">
            <text:p>0.0983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299" calcext:value-type="float">
            <text:p>0.022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3143" calcext:value-type="float">
            <text:p>0.0231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820_orig.aig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345" calcext:value-type="float">
            <text:p>345</text:p>
          </table:table-cell>
          <table:table-cell office:value-type="float" office:value="0.000565" calcext:value-type="float">
            <text:p>0.0005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97251" calcext:value-type="float">
            <text:p>0.0972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4822" calcext:value-type="float">
            <text:p>0.0148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1848" calcext:value-type="float">
            <text:p>0.0218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820_sweep.aig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348" calcext:value-type="float">
            <text:p>348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97424" calcext:value-type="float">
            <text:p>0.0974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5124" calcext:value-type="float">
            <text:p>0.0151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7241" calcext:value-type="float">
            <text:p>0.0272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820_synth.aig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301" calcext:value-type="float">
            <text:p>301</text:p>
          </table:table-cell>
          <table:table-cell office:value-type="float" office:value="0.000592" calcext:value-type="float">
            <text:p>0.0005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3955" calcext:value-type="float">
            <text:p>0.0839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13556" calcext:value-type="float">
            <text:p>0.0135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6102" calcext:value-type="float">
            <text:p>0.016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832_orig.aig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356" calcext:value-type="float">
            <text:p>356</text:p>
          </table:table-cell>
          <table:table-cell office:value-type="float" office:value="0.000607" calcext:value-type="float">
            <text:p>0.0006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99119" calcext:value-type="float">
            <text:p>0.0991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5483" calcext:value-type="float">
            <text:p>0.0154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2536" calcext:value-type="float">
            <text:p>0.0225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832_sweep.aig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358" calcext:value-type="float">
            <text:p>358</text:p>
          </table:table-cell>
          <table:table-cell office:value-type="float" office:value="0.000654" calcext:value-type="float">
            <text:p>0.0006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99466" calcext:value-type="float">
            <text:p>0.0994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5454" calcext:value-type="float">
            <text:p>0.0154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4156" calcext:value-type="float">
            <text:p>0.0241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832_synth.aig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294" calcext:value-type="float">
            <text:p>294</text:p>
          </table:table-cell>
          <table:table-cell office:value-type="float" office:value="0.000607" calcext:value-type="float">
            <text:p>0.0006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2366" calcext:value-type="float">
            <text:p>0.0823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2247" calcext:value-type="float">
            <text:p>0.0122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5315" calcext:value-type="float">
            <text:p>0.0153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and_orig.aig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872" calcext:value-type="float">
            <text:p>872</text:p>
          </table:table-cell>
          <table:table-cell office:value-type="float" office:value="0.001141" calcext:value-type="float">
            <text:p>0.0011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45952" calcext:value-type="float">
            <text:p>0.2459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3176" calcext:value-type="float">
            <text:p>0.053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6545" calcext:value-type="float">
            <text:p>0.0465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and_sweep.aig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872" calcext:value-type="float">
            <text:p>872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56951" calcext:value-type="float">
            <text:p>0.2569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0085" calcext:value-type="float">
            <text:p>0.0500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6266" calcext:value-type="float">
            <text:p>0.0462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and_synth.aig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591" calcext:value-type="float">
            <text:p>591</text:p>
          </table:table-cell>
          <table:table-cell office:value-type="float" office:value="0.000765" calcext:value-type="float">
            <text:p>0.0007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64228" calcext:value-type="float">
            <text:p>0.1642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38729" calcext:value-type="float">
            <text:p>0.0387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9558" calcext:value-type="float">
            <text:p>0.0495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tyr_orig.aig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651" calcext:value-type="float">
            <text:p>651</text:p>
          </table:table-cell>
          <table:table-cell office:value-type="float" office:value="0.000894" calcext:value-type="float">
            <text:p>0.0008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96883" calcext:value-type="float">
            <text:p>0.1968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36181" calcext:value-type="float">
            <text:p>0.0361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31033" calcext:value-type="float">
            <text:p>0.0310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tyr_sweep.aig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651" calcext:value-type="float">
            <text:p>651</text:p>
          </table:table-cell>
          <table:table-cell office:value-type="float" office:value="0.000829" calcext:value-type="float">
            <text:p>0.0008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97458" calcext:value-type="float">
            <text:p>0.1974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36002" calcext:value-type="float">
            <text:p>0.036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31092" calcext:value-type="float">
            <text:p>0.0310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tyr_synth.aig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660" calcext:value-type="float">
            <text:p>660</text:p>
          </table:table-cell>
          <table:table-cell office:value-type="float" office:value="0.000926" calcext:value-type="float">
            <text:p>0.0009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1374" calcext:value-type="float">
            <text:p>0.213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2939" calcext:value-type="float">
            <text:p>0.0429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6982" calcext:value-type="float">
            <text:p>0.0469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tbk_orig.aig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005" calcext:value-type="float">
            <text:p>1005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77228" calcext:value-type="float">
            <text:p>0.8772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89212" calcext:value-type="float">
            <text:p>0.0892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14157" calcext:value-type="float">
            <text:p>0.5141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WLS_2002_AIG/texas/tbk_sweep.aig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005" calcext:value-type="float">
            <text:p>1005</text:p>
          </table:table-cell>
          <table:table-cell office:value-type="float" office:value="0.003344" calcext:value-type="float">
            <text:p>0.0033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26554" calcext:value-type="float">
            <text:p>0.8265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89843" calcext:value-type="float">
            <text:p>0.0898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02306" calcext:value-type="float">
            <text:p>0.1023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tbk_synth.aig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113" calcext:value-type="float">
            <text:p>1113</text:p>
          </table:table-cell>
          <table:table-cell office:value-type="float" office:value="0.003185" calcext:value-type="float">
            <text:p>0.0031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85857" calcext:value-type="float">
            <text:p>0.9858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2325" calcext:value-type="float">
            <text:p>0.1123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9646" calcext:value-type="float">
            <text:p>0.096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5_AIG/s820.aig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345" calcext:value-type="float">
            <text:p>345</text:p>
          </table:table-cell>
          <table:table-cell office:value-type="float" office:value="0.000598" calcext:value-type="float">
            <text:p>0.0005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05317" calcext:value-type="float">
            <text:p>0.1053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4526" calcext:value-type="float">
            <text:p>0.0145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4353" calcext:value-type="float">
            <text:p>0.0243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5_AIG/s832.aig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355" calcext:value-type="float">
            <text:p>355</text:p>
          </table:table-cell>
          <table:table-cell office:value-type="float" office:value="0.000563" calcext:value-type="float">
            <text:p>0.0005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04855" calcext:value-type="float">
            <text:p>0.1048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5316" calcext:value-type="float">
            <text:p>0.0153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8854" calcext:value-type="float">
            <text:p>0.0288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iscas89/s386_orig.aig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66" calcext:value-type="float">
            <text:p>166</text:p>
          </table:table-cell>
          <table:table-cell office:value-type="float" office:value="0.000412" calcext:value-type="float">
            <text:p>0.0004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78887" calcext:value-type="float">
            <text:p>0.0788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4657" calcext:value-type="float">
            <text:p>0.0146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2639" calcext:value-type="float">
            <text:p>0.0126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iscas89/s386_sweep.aig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52" calcext:value-type="float">
            <text:p>152</text:p>
          </table:table-cell>
          <table:table-cell office:value-type="float" office:value="0.000424" calcext:value-type="float">
            <text:p>0.0004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76987" calcext:value-type="float">
            <text:p>0.0769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1919" calcext:value-type="float">
            <text:p>0.0119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4193" calcext:value-type="float">
            <text:p>0.0141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iscas89/s386_synth.aig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09" calcext:value-type="float">
            <text:p>109</text:p>
          </table:table-cell>
          <table:table-cell office:value-type="float" office:value="0.000426" calcext:value-type="float">
            <text:p>0.0004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9334" calcext:value-type="float">
            <text:p>0.0593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11317" calcext:value-type="float">
            <text:p>0.0113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8943" calcext:value-type="float">
            <text:p>0.0089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iscas89/s510_orig.aig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13" calcext:value-type="float">
            <text:p>213</text:p>
          </table:table-cell>
          <table:table-cell office:value-type="float" office:value="0.000491" calcext:value-type="float">
            <text:p>0.0004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9383" calcext:value-type="float">
            <text:p>0.0893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3476" calcext:value-type="float">
            <text:p>0.034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3145" calcext:value-type="float">
            <text:p>0.0231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iscas89/s510_sweep.aig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13" calcext:value-type="float">
            <text:p>213</text:p>
          </table:table-cell>
          <table:table-cell office:value-type="float" office:value="0.000457" calcext:value-type="float">
            <text:p>0.0004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93122" calcext:value-type="float">
            <text:p>0.0931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35649" calcext:value-type="float">
            <text:p>0.0356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3221" calcext:value-type="float">
            <text:p>0.0232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iscas89/s510_synth.aig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58" calcext:value-type="float">
            <text:p>258</text:p>
          </table:table-cell>
          <table:table-cell office:value-type="float" office:value="0.000533" calcext:value-type="float">
            <text:p>0.0005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12293" calcext:value-type="float">
            <text:p>0.1122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38577" calcext:value-type="float">
            <text:p>0.0385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8031" calcext:value-type="float">
            <text:p>0.028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iscas89/s1488_orig.ai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663" calcext:value-type="float">
            <text:p>663</text:p>
          </table:table-cell>
          <table:table-cell office:value-type="float" office:value="0.000869" calcext:value-type="float">
            <text:p>0.0008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94527" calcext:value-type="float">
            <text:p>0.2945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8669" calcext:value-type="float">
            <text:p>0.0486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43763" calcext:value-type="float">
            <text:p>0.2437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iscas89/s1488_sweep.ai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646" calcext:value-type="float">
            <text:p>646</text:p>
          </table:table-cell>
          <table:table-cell office:value-type="float" office:value="0.000808" calcext:value-type="float">
            <text:p>0.0008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75367" calcext:value-type="float">
            <text:p>0.2753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9158" calcext:value-type="float">
            <text:p>0.0491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26817" calcext:value-type="float">
            <text:p>0.2268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iscas89/s1488_synth.ai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645" calcext:value-type="float">
            <text:p>645</text:p>
          </table:table-cell>
          <table:table-cell office:value-type="float" office:value="0.000833" calcext:value-type="float">
            <text:p>0.0008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77474" calcext:value-type="float">
            <text:p>0.2774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45171" calcext:value-type="float">
            <text:p>0.0451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9987" calcext:value-type="float">
            <text:p>0.0499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iscas89/s1494_orig.ai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673" calcext:value-type="float">
            <text:p>673</text:p>
          </table:table-cell>
          <table:table-cell office:value-type="float" office:value="0.000804" calcext:value-type="float">
            <text:p>0.0008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82636" calcext:value-type="float">
            <text:p>0.2826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1178" calcext:value-type="float">
            <text:p>0.0511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70059" calcext:value-type="float">
            <text:p>0.0700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iscas89/s1494_sweep.ai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659" calcext:value-type="float">
            <text:p>659</text:p>
          </table:table-cell>
          <table:table-cell office:value-type="float" office:value="0.000831" calcext:value-type="float">
            <text:p>0.0008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37881" calcext:value-type="float">
            <text:p>0.3378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1472" calcext:value-type="float">
            <text:p>0.0514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68495" calcext:value-type="float">
            <text:p>0.0684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iscas89/s1494_synth.ai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636" calcext:value-type="float">
            <text:p>636</text:p>
          </table:table-cell>
          <table:table-cell office:value-type="float" office:value="0.000765" calcext:value-type="float">
            <text:p>0.0007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16529" calcext:value-type="float">
            <text:p>0.3165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44592" calcext:value-type="float">
            <text:p>0.0445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4407" calcext:value-type="float">
            <text:p>0.0444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LGSynth91/smlexamples/s386_orig.aig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66" calcext:value-type="float">
            <text:p>166</text:p>
          </table:table-cell>
          <table:table-cell office:value-type="float" office:value="0.000476" calcext:value-type="float">
            <text:p>0.0004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91548" calcext:value-type="float">
            <text:p>0.0915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2523" calcext:value-type="float">
            <text:p>0.0125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3199" calcext:value-type="float">
            <text:p>0.0131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LGSynth91/smlexamples/s386_sweep.aig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52" calcext:value-type="float">
            <text:p>152</text:p>
          </table:table-cell>
          <table:table-cell office:value-type="float" office:value="0.000449" calcext:value-type="float">
            <text:p>0.0004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77295" calcext:value-type="float">
            <text:p>0.0772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2096" calcext:value-type="float">
            <text:p>0.0120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2691" calcext:value-type="float">
            <text:p>0.0126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LGSynth91/smlexamples/s386_synth.aig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09" calcext:value-type="float">
            <text:p>109</text:p>
          </table:table-cell>
          <table:table-cell office:value-type="float" office:value="0.000385" calcext:value-type="float">
            <text:p>0.0003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5182" calcext:value-type="float">
            <text:p>0.0551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389" calcext:value-type="float">
            <text:p>0.013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8994" calcext:value-type="float">
            <text:p>0.0089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LGSynth91/smlexamples/s510_orig.aig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13" calcext:value-type="float">
            <text:p>213</text:p>
          </table:table-cell>
          <table:table-cell office:value-type="float" office:value="0.000431" calcext:value-type="float">
            <text:p>0.0004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7071" calcext:value-type="float">
            <text:p>0.0870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31944" calcext:value-type="float">
            <text:p>0.0319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2386" calcext:value-type="float">
            <text:p>0.0223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LGSynth91/smlexamples/s510_sweep.aig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13" calcext:value-type="float">
            <text:p>213</text:p>
          </table:table-cell>
          <table:table-cell office:value-type="float" office:value="0.000523" calcext:value-type="float">
            <text:p>0.0005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8737" calcext:value-type="float">
            <text:p>0.0887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31895" calcext:value-type="float">
            <text:p>0.0318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3397" calcext:value-type="float">
            <text:p>0.0233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LGSynth91/smlexamples/s510_synth.aig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58" calcext:value-type="float">
            <text:p>258</text:p>
          </table:table-cell>
          <table:table-cell office:value-type="float" office:value="0.000501" calcext:value-type="float">
            <text:p>0.0005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28437" calcext:value-type="float">
            <text:p>0.1284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37395" calcext:value-type="float">
            <text:p>0.0373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5772" calcext:value-type="float">
            <text:p>0.0257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LGSynth91/smlexamples/s1488_orig.ai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663" calcext:value-type="float">
            <text:p>663</text:p>
          </table:table-cell>
          <table:table-cell office:value-type="float" office:value="0.000806" calcext:value-type="float">
            <text:p>0.0008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8628" calcext:value-type="float">
            <text:p>0.286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50846" calcext:value-type="float">
            <text:p>0.0508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69876" calcext:value-type="float">
            <text:p>0.0698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LGSynth91/smlexamples/s1488_sweep.ai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646" calcext:value-type="float">
            <text:p>646</text:p>
          </table:table-cell>
          <table:table-cell office:value-type="float" office:value="0.000842" calcext:value-type="float">
            <text:p>0.0008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71043" calcext:value-type="float">
            <text:p>0.2710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9729" calcext:value-type="float">
            <text:p>0.0497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6718" calcext:value-type="float">
            <text:p>0.067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LGSynth91/smlexamples/s1488_synth.ai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645" calcext:value-type="float">
            <text:p>645</text:p>
          </table:table-cell>
          <table:table-cell office:value-type="float" office:value="0.000806" calcext:value-type="float">
            <text:p>0.0008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66287" calcext:value-type="float">
            <text:p>0.2662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5562" calcext:value-type="float">
            <text:p>0.0455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9978" calcext:value-type="float">
            <text:p>0.0499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LGSynth91/smlexamples/s1494_orig.ai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673" calcext:value-type="float">
            <text:p>673</text:p>
          </table:table-cell>
          <table:table-cell office:value-type="float" office:value="0.000822" calcext:value-type="float">
            <text:p>0.0008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78391" calcext:value-type="float">
            <text:p>0.2783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1766" calcext:value-type="float">
            <text:p>0.0517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74042" calcext:value-type="float">
            <text:p>0.0740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LGSynth91/smlexamples/s1494_sweep.ai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659" calcext:value-type="float">
            <text:p>659</text:p>
          </table:table-cell>
          <table:table-cell office:value-type="float" office:value="0.000795" calcext:value-type="float">
            <text:p>0.0007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76361" calcext:value-type="float">
            <text:p>0.2763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51383" calcext:value-type="float">
            <text:p>0.0513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68576" calcext:value-type="float">
            <text:p>0.0685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LGSynth91/smlexamples/s1494_synth.ai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636" calcext:value-type="float">
            <text:p>636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72948" calcext:value-type="float">
            <text:p>0.2729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3541" calcext:value-type="float">
            <text:p>0.0435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4504" calcext:value-type="float">
            <text:p>0.0445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minmax2_orig.aig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float" office:value="72" calcext:value-type="float">
            <text:p>72</text:p>
          </table:table-cell>
          <table:table-cell office:value-type="float" office:value="0.000553" calcext:value-type="float">
            <text:p>0.0005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60448" calcext:value-type="float">
            <text:p>0.0604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6241" calcext:value-type="float">
            <text:p>0.0162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7519" calcext:value-type="float">
            <text:p>0.0175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minmax2_sweep.aig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float" office:value="72" calcext:value-type="float">
            <text:p>72</text:p>
          </table:table-cell>
          <table:table-cell office:value-type="float" office:value="0.000499" calcext:value-type="float">
            <text:p>0.0004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60393" calcext:value-type="float">
            <text:p>0.0603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6518" calcext:value-type="float">
            <text:p>0.0165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754" calcext:value-type="float">
            <text:p>0.017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minmax2_synth.aig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float" office:value="58" calcext:value-type="float">
            <text:p>58</text:p>
          </table:table-cell>
          <table:table-cell office:value-type="float" office:value="0.000502" calcext:value-type="float">
            <text:p>0.0005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48577" calcext:value-type="float">
            <text:p>0.0485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5488" calcext:value-type="float">
            <text:p>0.01548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002" calcext:value-type="float">
            <text:p>0.020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planet1_orig.aig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905" calcext:value-type="float">
            <text:p>905</text:p>
          </table:table-cell>
          <table:table-cell office:value-type="float" office:value="0.000951" calcext:value-type="float">
            <text:p>0.0009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82874" calcext:value-type="float">
            <text:p>0.3828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9932" calcext:value-type="float">
            <text:p>0.1199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1459" calcext:value-type="float">
            <text:p>0.1214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planet1_sweep.aig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905" calcext:value-type="float">
            <text:p>905</text:p>
          </table:table-cell>
          <table:table-cell office:value-type="float" office:value="0.000962" calcext:value-type="float">
            <text:p>0.0009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91943" calcext:value-type="float">
            <text:p>0.3919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25404" calcext:value-type="float">
            <text:p>0.1254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18248" calcext:value-type="float">
            <text:p>0.1182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planet1_synth.aig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540" calcext:value-type="float">
            <text:p>540</text:p>
          </table:table-cell>
          <table:table-cell office:value-type="float" office:value="0.000736" calcext:value-type="float">
            <text:p>0.000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25652" calcext:value-type="float">
            <text:p>0.2256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7631" calcext:value-type="float">
            <text:p>0.076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5627" calcext:value-type="float">
            <text:p>0.0856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planet_orig.aig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905" calcext:value-type="float">
            <text:p>905</text:p>
          </table:table-cell>
          <table:table-cell office:value-type="float" office:value="0.000947" calcext:value-type="float">
            <text:p>0.0009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8504" calcext:value-type="float">
            <text:p>0.385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7976" calcext:value-type="float">
            <text:p>0.1279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17807" calcext:value-type="float">
            <text:p>0.1178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planet_sweep.aig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905" calcext:value-type="float">
            <text:p>905</text:p>
          </table:table-cell>
          <table:table-cell office:value-type="float" office:value="0.000974" calcext:value-type="float">
            <text:p>0.0009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81473" calcext:value-type="float">
            <text:p>0.3814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26402" calcext:value-type="float">
            <text:p>0.1264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17911" calcext:value-type="float">
            <text:p>0.1179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planet_synth.aig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540" calcext:value-type="float">
            <text:p>540</text:p>
          </table:table-cell>
          <table:table-cell office:value-type="float" office:value="0.000684" calcext:value-type="float">
            <text:p>0.0006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21352" calcext:value-type="float">
            <text:p>0.2213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75806" calcext:value-type="float">
            <text:p>0.0758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59" calcext:value-type="float">
            <text:p>0.08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386_orig.aig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66" calcext:value-type="float">
            <text:p>166</text:p>
          </table:table-cell>
          <table:table-cell office:value-type="float" office:value="0.000397" calcext:value-type="float">
            <text:p>0.0003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77251" calcext:value-type="float">
            <text:p>0.0772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2484" calcext:value-type="float">
            <text:p>0.0124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812" calcext:value-type="float">
            <text:p>0.01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386_sweep.aig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52" calcext:value-type="float">
            <text:p>152</text:p>
          </table:table-cell>
          <table:table-cell office:value-type="float" office:value="0.000464" calcext:value-type="float">
            <text:p>0.0004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72755" calcext:value-type="float">
            <text:p>0.0727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1951" calcext:value-type="float">
            <text:p>0.0119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1689" calcext:value-type="float">
            <text:p>0.0116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386_synth.aig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09" calcext:value-type="float">
            <text:p>109</text:p>
          </table:table-cell>
          <table:table-cell office:value-type="float" office:value="0.000373" calcext:value-type="float">
            <text:p>0.0003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5983" calcext:value-type="float">
            <text:p>0.0559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0842" calcext:value-type="float">
            <text:p>0.0108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1238" calcext:value-type="float">
            <text:p>0.0112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510_orig.aig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13" calcext:value-type="float">
            <text:p>213</text:p>
          </table:table-cell>
          <table:table-cell office:value-type="float" office:value="0.000446" calcext:value-type="float">
            <text:p>0.0004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9193" calcext:value-type="float">
            <text:p>0.0891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32828" calcext:value-type="float">
            <text:p>0.0328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2127" calcext:value-type="float">
            <text:p>0.0221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510_sweep.aig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13" calcext:value-type="float">
            <text:p>213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8259" calcext:value-type="float">
            <text:p>0.0882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3307" calcext:value-type="float">
            <text:p>0.033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3043" calcext:value-type="float">
            <text:p>0.0230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510_synth.aig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58" calcext:value-type="float">
            <text:p>258</text:p>
          </table:table-cell>
          <table:table-cell office:value-type="float" office:value="0.000522" calcext:value-type="float">
            <text:p>0.0005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15202" calcext:value-type="float">
            <text:p>0.1152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37174" calcext:value-type="float">
            <text:p>0.0371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5985" calcext:value-type="float">
            <text:p>0.0259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953n_orig.aig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347" calcext:value-type="float">
            <text:p>347</text:p>
          </table:table-cell>
          <table:table-cell office:value-type="float" office:value="0.000566" calcext:value-type="float">
            <text:p>0.0005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46796" calcext:value-type="float">
            <text:p>0.1467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6473" calcext:value-type="float">
            <text:p>0.0264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7822" calcext:value-type="float">
            <text:p>0.0178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953n_sweep.aig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347" calcext:value-type="float">
            <text:p>347</text:p>
          </table:table-cell>
          <table:table-cell office:value-type="float" office:value="0.000577" calcext:value-type="float">
            <text:p>0.0005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47676" calcext:value-type="float">
            <text:p>0.1476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6041" calcext:value-type="float">
            <text:p>0.0260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7838" calcext:value-type="float">
            <text:p>0.0178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953n_synth.aig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382" calcext:value-type="float">
            <text:p>382</text:p>
          </table:table-cell>
          <table:table-cell office:value-type="float" office:value="0.000622" calcext:value-type="float">
            <text:p>0.0006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56884" calcext:value-type="float">
            <text:p>0.1568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6699" calcext:value-type="float">
            <text:p>0.0266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9355" calcext:value-type="float">
            <text:p>0.0193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1488_orig.ai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663" calcext:value-type="float">
            <text:p>663</text:p>
          </table:table-cell>
          <table:table-cell office:value-type="float" office:value="0.000838" calcext:value-type="float">
            <text:p>0.0008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78842" calcext:value-type="float">
            <text:p>0.2788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52803" calcext:value-type="float">
            <text:p>0.0528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12001" calcext:value-type="float">
            <text:p>1.120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1488_sweep.ai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646" calcext:value-type="float">
            <text:p>646</text:p>
          </table:table-cell>
          <table:table-cell office:value-type="float" office:value="0.000789" calcext:value-type="float">
            <text:p>0.0007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7264" calcext:value-type="float">
            <text:p>0.272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0476" calcext:value-type="float">
            <text:p>0.0504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72849" calcext:value-type="float">
            <text:p>0.0728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1488_synth.ai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645" calcext:value-type="float">
            <text:p>645</text:p>
          </table:table-cell>
          <table:table-cell office:value-type="float" office:value="0.000798" calcext:value-type="float">
            <text:p>0.0007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77607" calcext:value-type="float">
            <text:p>0.2776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3266" calcext:value-type="float">
            <text:p>0.0432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9947" calcext:value-type="float">
            <text:p>0.0499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1494_orig.ai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673" calcext:value-type="float">
            <text:p>673</text:p>
          </table:table-cell>
          <table:table-cell office:value-type="float" office:value="0.000852" calcext:value-type="float">
            <text:p>0.0008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06878" calcext:value-type="float">
            <text:p>0.3068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9025" calcext:value-type="float">
            <text:p>0.0490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74853" calcext:value-type="float">
            <text:p>0.0748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1494_sweep.ai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659" calcext:value-type="float">
            <text:p>659</text:p>
          </table:table-cell>
          <table:table-cell office:value-type="float" office:value="0.000795" calcext:value-type="float">
            <text:p>0.0007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81314" calcext:value-type="float">
            <text:p>0.2813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48775" calcext:value-type="float">
            <text:p>0.0487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73784" calcext:value-type="float">
            <text:p>0.0737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1494_synth.ai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636" calcext:value-type="float">
            <text:p>636</text:p>
          </table:table-cell>
          <table:table-cell office:value-type="float" office:value="0.000804" calcext:value-type="float">
            <text:p>0.0008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64663" calcext:value-type="float">
            <text:p>0.2646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39861" calcext:value-type="float">
            <text:p>0.0398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5691" calcext:value-type="float">
            <text:p>0.0456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5_AIG/s386.aig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66" calcext:value-type="float">
            <text:p>166</text:p>
          </table:table-cell>
          <table:table-cell office:value-type="float" office:value="0.000525" calcext:value-type="float">
            <text:p>0.0005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0404" calcext:value-type="float">
            <text:p>0.0804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3689" calcext:value-type="float">
            <text:p>0.0136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2598" calcext:value-type="float">
            <text:p>0.0125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5_AIG/s510.aig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13" calcext:value-type="float">
            <text:p>213</text:p>
          </table:table-cell>
          <table:table-cell office:value-type="float" office:value="0.000459" calcext:value-type="float">
            <text:p>0.0004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8278" calcext:value-type="float">
            <text:p>0.0882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32966" calcext:value-type="float">
            <text:p>0.0329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3812" calcext:value-type="float">
            <text:p>0.023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5_AIG/s1488.ai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663" calcext:value-type="float">
            <text:p>663</text:p>
          </table:table-cell>
          <table:table-cell office:value-type="float" office:value="0.000846" calcext:value-type="float">
            <text:p>0.0008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86287" calcext:value-type="float">
            <text:p>0.2862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837" calcext:value-type="float">
            <text:p>0.048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03356" calcext:value-type="float">
            <text:p>0.2033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5_AIG/s1494.ai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673" calcext:value-type="float">
            <text:p>673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87753" calcext:value-type="float">
            <text:p>0.28775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48296" calcext:value-type="float">
            <text:p>0.048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46348" calcext:value-type="float">
            <text:p>0.1463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scf_orig.aig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style-name="ce6" office:value-type="float" office:value="1226" calcext:value-type="float">
            <text:p>1226</text:p>
          </table:table-cell>
          <table:table-cell office:value-type="float" office:value="0.001783" calcext:value-type="float">
            <text:p>0.00178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629139" calcext:value-type="float">
            <text:p>0.6291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132307" calcext:value-type="float">
            <text:p>0.1323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69151" calcext:value-type="float">
            <text:p>0.06915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WLS_2002_AIG/texas/scf_sweep.aig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style-name="ce6" office:value-type="float" office:value="1225" calcext:value-type="float">
            <text:p>1225</text:p>
          </table:table-cell>
          <table:table-cell office:value-type="float" office:value="0.001827" calcext:value-type="float">
            <text:p>0.00182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62242" calcext:value-type="float">
            <text:p>0.6224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3187" calcext:value-type="float">
            <text:p>0.1318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67983" calcext:value-type="float">
            <text:p>0.06798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WLS_2002_AIG/texas/scf_synth.aig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style-name="ce6" office:value-type="float" office:value="880" calcext:value-type="float">
            <text:p>880</text:p>
          </table:table-cell>
          <table:table-cell office:value-type="float" office:value="0.001377" calcext:value-type="float">
            <text:p>0.00137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09191" calcext:value-type="float">
            <text:p>0.50919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85983" calcext:value-type="float">
            <text:p>0.08598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63384" calcext:value-type="float">
            <text:p>0.06338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WLS_2002_AIG/iscas89/s208.1_orig.aig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2" calcext:value-type="float">
            <text:p>72</text:p>
          </table:table-cell>
          <table:table-cell office:value-type="float" office:value="0.000529" calcext:value-type="float">
            <text:p>0.0005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75787" calcext:value-type="float">
            <text:p>0.07578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18599" calcext:value-type="float">
            <text:p>0.0185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04543" calcext:value-type="float">
            <text:p>0.7045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iscas89/s208.1_sweep.aig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3" calcext:value-type="float">
            <text:p>73</text:p>
          </table:table-cell>
          <table:table-cell office:value-type="float" office:value="0.000564" calcext:value-type="float">
            <text:p>0.0005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3473" calcext:value-type="float">
            <text:p>0.08347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15738" calcext:value-type="float">
            <text:p>0.0157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13509" calcext:value-type="float">
            <text:p>0.3135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iscas89/s208.1_synth.aig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0" calcext:value-type="float">
            <text:p>70</text:p>
          </table:table-cell>
          <table:table-cell office:value-type="float" office:value="0.000433" calcext:value-type="float">
            <text:p>0.0004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104638" calcext:value-type="float">
            <text:p>0.1046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12214" calcext:value-type="float">
            <text:p>0.0122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88669" calcext:value-type="float">
            <text:p>0.0886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WLS_2002_AIG/LGSynth91/smlexamples/s208.1_orig.aig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2" calcext:value-type="float">
            <text:p>72</text:p>
          </table:table-cell>
          <table:table-cell office:value-type="float" office:value="0.000573" calcext:value-type="float">
            <text:p>0.0005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76278" calcext:value-type="float">
            <text:p>0.07627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15436" calcext:value-type="float">
            <text:p>0.0154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6258" calcext:value-type="float">
            <text:p>0.06625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WLS_2002_AIG/LGSynth91/smlexamples/s208.1_sweep.aig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3" calcext:value-type="float">
            <text:p>73</text:p>
          </table:table-cell>
          <table:table-cell office:value-type="float" office:value="0.000733" calcext:value-type="float">
            <text:p>0.0007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3139" calcext:value-type="float">
            <text:p>0.0831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15994" calcext:value-type="float">
            <text:p>0.0159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2878" calcext:value-type="float">
            <text:p>0.07287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WLS_2002_AIG/LGSynth91/smlexamples/s208.1_synth.aig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0" calcext:value-type="float">
            <text:p>70</text:p>
          </table:table-cell>
          <table:table-cell office:value-type="float" office:value="0.000593" calcext:value-type="float">
            <text:p>0.00059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104511" calcext:value-type="float">
            <text:p>0.1045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12373" calcext:value-type="float">
            <text:p>0.01237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89283" calcext:value-type="float">
            <text:p>0.08928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WLS_2002_AIG/texas/s208.1_orig.aig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2" calcext:value-type="float">
            <text:p>72</text:p>
          </table:table-cell>
          <table:table-cell office:value-type="float" office:value="0.000618" calcext:value-type="float">
            <text:p>0.0006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75671" calcext:value-type="float">
            <text:p>0.07567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17011" calcext:value-type="float">
            <text:p>0.017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6398" calcext:value-type="float">
            <text:p>0.06639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WLS_2002_AIG/texas/s208.1_sweep.aig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3" calcext:value-type="float">
            <text:p>73</text:p>
          </table:table-cell>
          <table:table-cell office:value-type="float" office:value="0.000581" calcext:value-type="float">
            <text:p>0.0005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84054" calcext:value-type="float">
            <text:p>0.08405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15593" calcext:value-type="float">
            <text:p>0.0155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2737" calcext:value-type="float">
            <text:p>0.0727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WLS_2002_AIG/texas/s208.1_synth.aig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0" calcext:value-type="float">
            <text:p>70</text:p>
          </table:table-cell>
          <table:table-cell office:value-type="float" office:value="0.000473" calcext:value-type="float">
            <text:p>0.00047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104369" calcext:value-type="float">
            <text:p>0.1043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12224" calcext:value-type="float">
            <text:p>0.0122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88631" calcext:value-type="float">
            <text:p>0.0886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WLS_2005_AIG/s208.aig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2" calcext:value-type="float">
            <text:p>72</text:p>
          </table:table-cell>
          <table:table-cell office:value-type="float" office:value="0.000514" calcext:value-type="float">
            <text:p>0.0005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106455" calcext:value-type="float">
            <text:p>0.1064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14414" calcext:value-type="float">
            <text:p>0.0144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95802" calcext:value-type="float">
            <text:p>0.2958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traffic_sweep.ai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138" calcext:value-type="float">
            <text:p>138</text:p>
          </table:table-cell>
          <table:table-cell office:value-type="float" office:value="0.000898" calcext:value-type="float">
            <text:p>0.00089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51402" calcext:value-type="float">
            <text:p>0.1514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26907" calcext:value-type="float">
            <text:p>0.0269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14132" calcext:value-type="float">
            <text:p>0.2141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texas/traffic_synth.ai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65" calcext:value-type="float">
            <text:p>65</text:p>
          </table:table-cell>
          <table:table-cell office:value-type="float" office:value="0.000636" calcext:value-type="float">
            <text:p>0.00063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80205" calcext:value-type="float">
            <text:p>0.0802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4942" calcext:value-type="float">
            <text:p>0.0149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7548" calcext:value-type="float">
            <text:p>0.0175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traffic_orig.ai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143" calcext:value-type="float">
            <text:p>143</text:p>
          </table:table-cell>
          <table:table-cell office:value-type="float" office:value="0.000964" calcext:value-type="float">
            <text:p>0.00096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58938" calcext:value-type="float">
            <text:p>0.1589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23248" calcext:value-type="float">
            <text:p>0.0232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41312" calcext:value-type="float">
            <text:p>0.0413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2_AIG/texas/mclc_orig.aig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389" calcext:value-type="float">
            <text:p>389</text:p>
          </table:table-cell>
          <table:table-cell office:value-type="float" office:value="0.001188" calcext:value-type="float">
            <text:p>0.00118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31561" calcext:value-type="float">
            <text:p>0.3156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48312" calcext:value-type="float">
            <text:p>0.0483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19674" calcext:value-type="float">
            <text:p>0.01967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WLS_2002_AIG/texas/mclc_sweep.aig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389" calcext:value-type="float">
            <text:p>389</text:p>
          </table:table-cell>
          <table:table-cell office:value-type="float" office:value="0.001132" calcext:value-type="float">
            <text:p>0.0011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91817" calcext:value-type="float">
            <text:p>0.2918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44996" calcext:value-type="float">
            <text:p>0.04499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50621" calcext:value-type="float">
            <text:p>0.0506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WLS_2002_AIG/texas/mclc_synth.aig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39" calcext:value-type="float">
            <text:p>139</text:p>
          </table:table-cell>
          <table:table-cell office:value-type="float" office:value="0.000713" calcext:value-type="float">
            <text:p>0.0007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11892" calcext:value-type="float">
            <text:p>0.118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26329" calcext:value-type="float">
            <text:p>0.0263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13761" calcext:value-type="float">
            <text:p>0.01376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WLS_2002_AIG/LGSynth91/smlexamples/mm4a_orig.aig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64" calcext:value-type="float">
            <text:p>264</text:p>
          </table:table-cell>
          <table:table-cell office:value-type="float" office:value="0.001367" calcext:value-type="float">
            <text:p>0.00136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327638" calcext:value-type="float">
            <text:p>0.3276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46887" calcext:value-type="float">
            <text:p>0.04688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25428" calcext:value-type="float">
            <text:p>0.0254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WLS_2002_AIG/LGSynth91/smlexamples/mm4a_sweep.aig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64" calcext:value-type="float">
            <text:p>264</text:p>
          </table:table-cell>
          <table:table-cell office:value-type="float" office:value="0.001386" calcext:value-type="float">
            <text:p>0.00138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322472" calcext:value-type="float">
            <text:p>0.32247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47428" calcext:value-type="float">
            <text:p>0.0474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25426" calcext:value-type="float">
            <text:p>0.02542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WLS_2002_AIG/LGSynth91/smlexamples/mm4a_synth.aig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43" calcext:value-type="float">
            <text:p>143</text:p>
          </table:table-cell>
          <table:table-cell office:value-type="float" office:value="0.000989" calcext:value-type="float">
            <text:p>0.00098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195625" calcext:value-type="float">
            <text:p>0.1956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35328" calcext:value-type="float">
            <text:p>0.0353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20006" calcext:value-type="float">
            <text:p>0.02000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WLS_2002_AIG/texas/mm4a_orig.aig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64" calcext:value-type="float">
            <text:p>264</text:p>
          </table:table-cell>
          <table:table-cell office:value-type="float" office:value="0.001359" calcext:value-type="float">
            <text:p>0.00135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301905" calcext:value-type="float">
            <text:p>0.30190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47262" calcext:value-type="float">
            <text:p>0.04726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25509" calcext:value-type="float">
            <text:p>0.02550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WLS_2002_AIG/texas/mm4a_sweep.aig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64" calcext:value-type="float">
            <text:p>264</text:p>
          </table:table-cell>
          <table:table-cell office:value-type="float" office:value="0.001405" calcext:value-type="float">
            <text:p>0.00140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305264" calcext:value-type="float">
            <text:p>0.30526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46565" calcext:value-type="float">
            <text:p>0.0465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25319" calcext:value-type="float">
            <text:p>0.0253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WLS_2002_AIG/texas/mm4a_synth.aig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43" calcext:value-type="float">
            <text:p>143</text:p>
          </table:table-cell>
          <table:table-cell office:value-type="float" office:value="0.001116" calcext:value-type="float">
            <text:p>0.0011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34796" calcext:value-type="float">
            <text:p>0.03479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20331" calcext:value-type="float">
            <text:p>0.02033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WLS_2002_AIG/iscas89/s298_orig.aig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2" calcext:value-type="float">
            <text:p>102</text:p>
          </table:table-cell>
          <table:table-cell office:value-type="float" office:value="0.000653" calcext:value-type="float">
            <text:p>0.00065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16804" calcext:value-type="float">
            <text:p>0.1680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30046" calcext:value-type="float">
            <text:p>0.03004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201848" calcext:value-type="float">
            <text:p>0.20184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iscas89/s298_sweep.aig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97" calcext:value-type="float">
            <text:p>97</text:p>
          </table:table-cell>
          <table:table-cell office:value-type="float" office:value="0.000639" calcext:value-type="float">
            <text:p>0.00063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162308" calcext:value-type="float">
            <text:p>0.16230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27082" calcext:value-type="float">
            <text:p>0.02708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35466" calcext:value-type="float">
            <text:p>0.03546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iscas89/s298_synth.aig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11" calcext:value-type="float">
            <text:p>111</text:p>
          </table:table-cell>
          <table:table-cell office:value-type="float" office:value="0.000711" calcext:value-type="float">
            <text:p>0.0007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176818" calcext:value-type="float">
            <text:p>0.1768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29806" calcext:value-type="float">
            <text:p>0.02980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36296" calcext:value-type="float">
            <text:p>1.3629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LGSynth91/smlexamples/s298_orig.aig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2" calcext:value-type="float">
            <text:p>102</text:p>
          </table:table-cell>
          <table:table-cell office:value-type="float" office:value="0.000672" calcext:value-type="float">
            <text:p>0.00067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159653" calcext:value-type="float">
            <text:p>0.15965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28734" calcext:value-type="float">
            <text:p>0.0287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47656" calcext:value-type="float">
            <text:p>0.04765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LGSynth91/smlexamples/s298_sweep.aig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97" calcext:value-type="float">
            <text:p>97</text:p>
          </table:table-cell>
          <table:table-cell office:value-type="float" office:value="0.000723" calcext:value-type="float">
            <text:p>0.00072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14753" calcext:value-type="float">
            <text:p>0.1475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27667" calcext:value-type="float">
            <text:p>0.02766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172315" calcext:value-type="float">
            <text:p>0.1723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LGSynth91/smlexamples/s298_synth.aig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11" calcext:value-type="float">
            <text:p>111</text:p>
          </table:table-cell>
          <table:table-cell office:value-type="float" office:value="0.000705" calcext:value-type="float">
            <text:p>0.00070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1595" calcext:value-type="float">
            <text:p>0.159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29664" calcext:value-type="float">
            <text:p>0.02966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22748" calcext:value-type="float">
            <text:p>0.02274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texas/s298_orig.aig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2" calcext:value-type="float">
            <text:p>102</text:p>
          </table:table-cell>
          <table:table-cell office:value-type="float" office:value="0.000715" calcext:value-type="float">
            <text:p>0.0007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152451" calcext:value-type="float">
            <text:p>0.15245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29678" calcext:value-type="float">
            <text:p>0.02967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47754" calcext:value-type="float">
            <text:p>0.04775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texas/s298_sweep.aig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97" calcext:value-type="float">
            <text:p>97</text:p>
          </table:table-cell>
          <table:table-cell office:value-type="float" office:value="0.000706" calcext:value-type="float">
            <text:p>0.00070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14553" calcext:value-type="float">
            <text:p>0.1455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27139" calcext:value-type="float">
            <text:p>0.02713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171926" calcext:value-type="float">
            <text:p>0.17192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texas/s298_synth.aig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11" calcext:value-type="float">
            <text:p>111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158186" calcext:value-type="float">
            <text:p>0.15818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30018" calcext:value-type="float">
            <text:p>0.0300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22447" calcext:value-type="float">
            <text:p>0.02244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texas/s713s_orig.aig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53" calcext:value-type="float">
            <text:p>153</text:p>
          </table:table-cell>
          <table:table-cell office:value-type="float" office:value="0.001165" calcext:value-type="float">
            <text:p>0.0011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179388" calcext:value-type="float">
            <text:p>0.17938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36294" calcext:value-type="float">
            <text:p>0.03629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2356" calcext:value-type="float">
            <text:p>0.01235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texas/s713s_sweep.aig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53" calcext:value-type="float">
            <text:p>153</text:p>
          </table:table-cell>
          <table:table-cell office:value-type="float" office:value="0.001542" calcext:value-type="float">
            <text:p>0.00154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179954" calcext:value-type="float">
            <text:p>0.17995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36479" calcext:value-type="float">
            <text:p>0.03647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2272" calcext:value-type="float">
            <text:p>0.01227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texas/s713s_synth.aig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06" calcext:value-type="float">
            <text:p>106</text:p>
          </table:table-cell>
          <table:table-cell office:value-type="float" office:value="0.000968" calcext:value-type="float">
            <text:p>0.00096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13689" calcext:value-type="float">
            <text:p>0.1368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32647" calcext:value-type="float">
            <text:p>0.03264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1652" calcext:value-type="float">
            <text:p>0.01165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5_AIG/s298.aig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2" calcext:value-type="float">
            <text:p>102</text:p>
          </table:table-cell>
          <table:table-cell office:value-type="float" office:value="0.000641" calcext:value-type="float">
            <text:p>0.00064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146805" calcext:value-type="float">
            <text:p>0.14680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31235" calcext:value-type="float">
            <text:p>0.03123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151608" calcext:value-type="float">
            <text:p>0.15160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iscas89/s344_orig.aig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105" calcext:value-type="float">
            <text:p>105</text:p>
          </table:table-cell>
          <table:table-cell office:value-type="float" office:value="0.000877" calcext:value-type="float">
            <text:p>0.0008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43921" calcext:value-type="float">
            <text:p>0.1439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3515" calcext:value-type="float">
            <text:p>0.035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36243" calcext:value-type="float">
            <text:p>0.0362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iscas89/s344_sweep.aig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99" calcext:value-type="float">
            <text:p>99</text:p>
          </table:table-cell>
          <table:table-cell office:value-type="float" office:value="0.000715" calcext:value-type="float">
            <text:p>0.0007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28107" calcext:value-type="float">
            <text:p>0.12810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9539" calcext:value-type="float">
            <text:p>0.0295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58177" calcext:value-type="float">
            <text:p>0.05817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iscas89/s344_synth.aig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113" calcext:value-type="float">
            <text:p>113</text:p>
          </table:table-cell>
          <table:table-cell office:value-type="float" office:value="0.000706" calcext:value-type="float">
            <text:p>0.00070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36522" calcext:value-type="float">
            <text:p>0.1365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9723" calcext:value-type="float">
            <text:p>0.02972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38314" calcext:value-type="float">
            <text:p>0.1383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iscas89/s349_orig.aig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109" calcext:value-type="float">
            <text:p>109</text:p>
          </table:table-cell>
          <table:table-cell office:value-type="float" office:value="0.001291" calcext:value-type="float">
            <text:p>0.00129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52681" calcext:value-type="float">
            <text:p>0.15268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35936" calcext:value-type="float">
            <text:p>0.03593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4886" calcext:value-type="float">
            <text:p>0.02488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iscas89/s349_sweep.aig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109" calcext:value-type="float">
            <text:p>109</text:p>
          </table:table-cell>
          <table:table-cell office:value-type="float" office:value="0.000991" calcext:value-type="float">
            <text:p>0.00099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377" calcext:value-type="float">
            <text:p>0.13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30745" calcext:value-type="float">
            <text:p>0.0307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14566" calcext:value-type="float">
            <text:p>0.11456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iscas89/s349_synth.aig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112" calcext:value-type="float">
            <text:p>112</text:p>
          </table:table-cell>
          <table:table-cell office:value-type="float" office:value="0.001002" calcext:value-type="float">
            <text:p>0.00100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4068" calcext:value-type="float">
            <text:p>0.1406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30996" calcext:value-type="float">
            <text:p>0.0309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38865" calcext:value-type="float">
            <text:p>0.1388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LGSynth91/smlexamples/s344_orig.aig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105" calcext:value-type="float">
            <text:p>105</text:p>
          </table:table-cell>
          <table:table-cell office:value-type="float" office:value="0.001667" calcext:value-type="float">
            <text:p>0.0016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43977" calcext:value-type="float">
            <text:p>0.1439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36116" calcext:value-type="float">
            <text:p>0.0361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210412" calcext:value-type="float">
            <text:p>0.2104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LGSynth91/smlexamples/s344_sweep.aig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99" calcext:value-type="float">
            <text:p>99</text:p>
          </table:table-cell>
          <table:table-cell office:value-type="float" office:value="0.000954" calcext:value-type="float">
            <text:p>0.00095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29223" calcext:value-type="float">
            <text:p>0.12922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9824" calcext:value-type="float">
            <text:p>0.0298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725757" calcext:value-type="float">
            <text:p>0.72575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LGSynth91/smlexamples/s344_synth.aig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113" calcext:value-type="float">
            <text:p>113</text:p>
          </table:table-cell>
          <table:table-cell office:value-type="float" office:value="0.001049" calcext:value-type="float">
            <text:p>0.0010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42651" calcext:value-type="float">
            <text:p>0.14265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9449" calcext:value-type="float">
            <text:p>0.0294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7232" calcext:value-type="float">
            <text:p>0.0272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LGSynth91/smlexamples/s349_orig.aig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109" calcext:value-type="float">
            <text:p>109</text:p>
          </table:table-cell>
          <table:table-cell office:value-type="float" office:value="0.001262" calcext:value-type="float">
            <text:p>0.00126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49925" calcext:value-type="float">
            <text:p>0.1499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36012" calcext:value-type="float">
            <text:p>0.0360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290982" calcext:value-type="float">
            <text:p>0.29098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LGSynth91/smlexamples/s349_sweep.aig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109" calcext:value-type="float">
            <text:p>109</text:p>
          </table:table-cell>
          <table:table-cell office:value-type="float" office:value="0.000718" calcext:value-type="float">
            <text:p>0.0007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37034" calcext:value-type="float">
            <text:p>0.1370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30732" calcext:value-type="float">
            <text:p>0.0307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986339" calcext:value-type="float">
            <text:p>0.98633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LGSynth91/smlexamples/s349_synth.aig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112" calcext:value-type="float">
            <text:p>112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45071" calcext:value-type="float">
            <text:p>0.14507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9338" calcext:value-type="float">
            <text:p>0.02933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48621" calcext:value-type="float">
            <text:p>0.0486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texas/minmax5_orig.aig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04" calcext:value-type="float">
            <text:p>204</text:p>
          </table:table-cell>
          <table:table-cell office:value-type="float" office:value="0.002461" calcext:value-type="float">
            <text:p>0.00246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331879" calcext:value-type="float">
            <text:p>0.33187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5656" calcext:value-type="float">
            <text:p>0.05565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52181" calcext:value-type="float">
            <text:p>0.05218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texas/minmax5_sweep.aig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04" calcext:value-type="float">
            <text:p>204</text:p>
          </table:table-cell>
          <table:table-cell office:value-type="float" office:value="0.001737" calcext:value-type="float">
            <text:p>0.00173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355878" calcext:value-type="float">
            <text:p>0.35587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5969" calcext:value-type="float">
            <text:p>0.05596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52157" calcext:value-type="float">
            <text:p>0.0521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texas/minmax5_synth.aig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12" calcext:value-type="float">
            <text:p>212</text:p>
          </table:table-cell>
          <table:table-cell office:value-type="float" office:value="0.001727" calcext:value-type="float">
            <text:p>0.00172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365189" calcext:value-type="float">
            <text:p>0.36518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7329" calcext:value-type="float">
            <text:p>0.0573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40482" calcext:value-type="float">
            <text:p>0.04048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texas/s344_orig.aig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105" calcext:value-type="float">
            <text:p>105</text:p>
          </table:table-cell>
          <table:table-cell office:value-type="float" office:value="0.001262" calcext:value-type="float">
            <text:p>0.00126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50186" calcext:value-type="float">
            <text:p>0.15018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35786" calcext:value-type="float">
            <text:p>0.03578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86158" calcext:value-type="float">
            <text:p>0.18615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texas/s344_sweep.aig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99" calcext:value-type="float">
            <text:p>99</text:p>
          </table:table-cell>
          <table:table-cell office:value-type="float" office:value="0.000689" calcext:value-type="float">
            <text:p>0.00068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28352" calcext:value-type="float">
            <text:p>0.12835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9633" calcext:value-type="float">
            <text:p>0.0296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.71111" calcext:value-type="float">
            <text:p>1.711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texas/s344_synth.aig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113" calcext:value-type="float">
            <text:p>113</text:p>
          </table:table-cell>
          <table:table-cell office:value-type="float" office:value="0.000751" calcext:value-type="float">
            <text:p>0.00075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45555" calcext:value-type="float">
            <text:p>0.14555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9673" calcext:value-type="float">
            <text:p>0.02967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219335" calcext:value-type="float">
            <text:p>0.21933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texas/s349_orig.aig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109" calcext:value-type="float">
            <text:p>109</text:p>
          </table:table-cell>
          <table:table-cell office:value-type="float" office:value="0.001278" calcext:value-type="float">
            <text:p>0.00127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55367" calcext:value-type="float">
            <text:p>0.1553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35802" calcext:value-type="float">
            <text:p>0.03580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413776" calcext:value-type="float">
            <text:p>0.41377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texas/s349_sweep.aig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109" calcext:value-type="float">
            <text:p>109</text:p>
          </table:table-cell>
          <table:table-cell office:value-type="float" office:value="0.000733" calcext:value-type="float">
            <text:p>0.0007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38171" calcext:value-type="float">
            <text:p>0.13817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30529" calcext:value-type="float">
            <text:p>0.0305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50717" calcext:value-type="float">
            <text:p>0.0507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texas/s349_synth.aig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112" calcext:value-type="float">
            <text:p>112</text:p>
          </table:table-cell>
          <table:table-cell office:value-type="float" office:value="0.000711" calcext:value-type="float">
            <text:p>0.0007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39119" calcext:value-type="float">
            <text:p>0.1391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30758" calcext:value-type="float">
            <text:p>0.03075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46554" calcext:value-type="float">
            <text:p>0.04655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5_AIG/s344.aig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105" calcext:value-type="float">
            <text:p>105</text:p>
          </table:table-cell>
          <table:table-cell office:value-type="float" office:value="0.000778" calcext:value-type="float">
            <text:p>0.00077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31644" calcext:value-type="float">
            <text:p>0.13164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27438" calcext:value-type="float">
            <text:p>0.02743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0746" calcext:value-type="float">
            <text:p>0.0207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5_AIG/s349.aig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109" calcext:value-type="float">
            <text:p>109</text:p>
          </table:table-cell>
          <table:table-cell office:value-type="float" office:value="0.000777" calcext:value-type="float">
            <text:p>0.0007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39895" calcext:value-type="float">
            <text:p>0.1398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30309" calcext:value-type="float">
            <text:p>0.03030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2598" calcext:value-type="float">
            <text:p>0.02259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iscas89/s420.1_orig.aig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60" calcext:value-type="float">
            <text:p>160</text:p>
          </table:table-cell>
          <table:table-cell office:value-type="float" office:value="0.002382" calcext:value-type="float">
            <text:p>0.00238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905562" calcext:value-type="float">
            <text:p>0.90556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76788" calcext:value-type="float">
            <text:p>0.07678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46592" calcext:value-type="float">
            <text:p>0.4659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iscas89/s420.1_sweep.aig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61" calcext:value-type="float">
            <text:p>161</text:p>
          </table:table-cell>
          <table:table-cell office:value-type="float" office:value="0.002415" calcext:value-type="float">
            <text:p>0.0024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74051" calcext:value-type="float">
            <text:p>0.57405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43831" calcext:value-type="float">
            <text:p>0.0438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81312" calcext:value-type="float">
            <text:p>0.813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WLS_2002_AIG/iscas89/s420.1_synth.aig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43" calcext:value-type="float">
            <text:p>143</text:p>
          </table:table-cell>
          <table:table-cell office:value-type="float" office:value="0.001194" calcext:value-type="float">
            <text:p>0.00119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472352" calcext:value-type="float">
            <text:p>0.47235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60841" calcext:value-type="float">
            <text:p>0.0608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60435" calcext:value-type="float">
            <text:p>0.5604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LGSynth91/smlexamples/mult16a_orig.aig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46" calcext:value-type="float">
            <text:p>246</text:p>
          </table:table-cell>
          <table:table-cell office:value-type="float" office:value="0.001678" calcext:value-type="float">
            <text:p>0.00167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30039" calcext:value-type="float">
            <text:p>2.3003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165605" calcext:value-type="float">
            <text:p>0.16560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08968" calcext:value-type="float">
            <text:p>1.0896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LGSynth91/smlexamples/mult16a_sweep.aig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46" calcext:value-type="float">
            <text:p>246</text:p>
          </table:table-cell>
          <table:table-cell office:value-type="float" office:value="0.001705" calcext:value-type="float">
            <text:p>0.00170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71599" calcext:value-type="float">
            <text:p>2.7159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16244" calcext:value-type="float">
            <text:p>0.1624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558381" calcext:value-type="float">
            <text:p>0.55838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LGSynth91/smlexamples/mult16a_synth.aig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69" calcext:value-type="float">
            <text:p>169</text:p>
          </table:table-cell>
          <table:table-cell office:value-type="float" office:value="0.001137" calcext:value-type="float">
            <text:p>0.0011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.83697" calcext:value-type="float">
            <text:p>1.8369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145634" calcext:value-type="float">
            <text:p>0.1456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399059" calcext:value-type="float">
            <text:p>0.39905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LGSynth91/smlexamples/s420.1_orig.aig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60" calcext:value-type="float">
            <text:p>16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17315" calcext:value-type="float">
            <text:p>0.4173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42917" calcext:value-type="float">
            <text:p>0.0429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465576" calcext:value-type="float">
            <text:p>0.46557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WLS_2002_AIG/LGSynth91/smlexamples/s420.1_sweep.aig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61" calcext:value-type="float">
            <text:p>161</text:p>
          </table:table-cell>
          <table:table-cell office:value-type="float" office:value="0.003247" calcext:value-type="float">
            <text:p>0.0032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25159" calcext:value-type="float">
            <text:p>0.42515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43979" calcext:value-type="float">
            <text:p>0.04397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66313" calcext:value-type="float">
            <text:p>0.5663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WLS_2002_AIG/LGSynth91/smlexamples/s420.1_synth.aig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43" calcext:value-type="float">
            <text:p>143</text:p>
          </table:table-cell>
          <table:table-cell office:value-type="float" office:value="0.001271" calcext:value-type="float">
            <text:p>0.00127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719065" calcext:value-type="float">
            <text:p>0.7190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60491" calcext:value-type="float">
            <text:p>0.06049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698161" calcext:value-type="float">
            <text:p>0.69816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WLS_2002_AIG/texas/cbp_16_4_orig.aig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168" calcext:value-type="float">
            <text:p>168</text:p>
          </table:table-cell>
          <table:table-cell office:value-type="float" office:value="0.000825" calcext:value-type="float">
            <text:p>0.0008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20667" calcext:value-type="float">
            <text:p>0.206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3989" calcext:value-type="float">
            <text:p>0.0398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40759" calcext:value-type="float">
            <text:p>0.04075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texas/cbp_16_4_sweep.aig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168" calcext:value-type="float">
            <text:p>168</text:p>
          </table:table-cell>
          <table:table-cell office:value-type="float" office:value="0.000898" calcext:value-type="float">
            <text:p>0.00089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207625" calcext:value-type="float">
            <text:p>0.2076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39659" calcext:value-type="float">
            <text:p>0.03965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4055" calcext:value-type="float">
            <text:p>0.0405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texas/cbp_16_4_synth.aig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180" calcext:value-type="float">
            <text:p>180</text:p>
          </table:table-cell>
          <table:table-cell office:value-type="float" office:value="0.001065" calcext:value-type="float">
            <text:p>0.0010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21969" calcext:value-type="float">
            <text:p>0.2196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42407" calcext:value-type="float">
            <text:p>0.04240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27475" calcext:value-type="float">
            <text:p>0.0274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texas/mult16a_orig.aig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46" calcext:value-type="float">
            <text:p>246</text:p>
          </table:table-cell>
          <table:table-cell office:value-type="float" office:value="0.001697" calcext:value-type="float">
            <text:p>0.00169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38702" calcext:value-type="float">
            <text:p>2.3870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16225" calcext:value-type="float">
            <text:p>0.1622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.45492" calcext:value-type="float">
            <text:p>2.4549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texas/mult16a_sweep.aig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46" calcext:value-type="float">
            <text:p>246</text:p>
          </table:table-cell>
          <table:table-cell office:value-type="float" office:value="0.001643" calcext:value-type="float">
            <text:p>0.00164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42152" calcext:value-type="float">
            <text:p>3.4215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219925" calcext:value-type="float">
            <text:p>0.2199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69186" calcext:value-type="float">
            <text:p>1.6918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texas/mult16a_synth.aig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69" calcext:value-type="float">
            <text:p>169</text:p>
          </table:table-cell>
          <table:table-cell office:value-type="float" office:value="0.000862" calcext:value-type="float">
            <text:p>0.00086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.71646" calcext:value-type="float">
            <text:p>1.7164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179195" calcext:value-type="float">
            <text:p>0.1791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335476" calcext:value-type="float">
            <text:p>0.33547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WLS_2002_AIG/texas/s420.1_orig.aig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60" calcext:value-type="float">
            <text:p>160</text:p>
          </table:table-cell>
          <table:table-cell office:value-type="float" office:value="0.002354" calcext:value-type="float">
            <text:p>0.0023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8106" calcext:value-type="float">
            <text:p>0.781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4881" calcext:value-type="float">
            <text:p>0.0488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711596" calcext:value-type="float">
            <text:p>0.7115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WLS_2002_AIG/texas/s420.1_sweep.aig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61" calcext:value-type="float">
            <text:p>161</text:p>
          </table:table-cell>
          <table:table-cell office:value-type="float" office:value="0.003234" calcext:value-type="float">
            <text:p>0.0032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38642" calcext:value-type="float">
            <text:p>0.63864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49699" calcext:value-type="float">
            <text:p>0.04969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58809" calcext:value-type="float">
            <text:p>3.5880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WLS_2002_AIG/texas/s420.1_synth.aig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43" calcext:value-type="float">
            <text:p>143</text:p>
          </table:table-cell>
          <table:table-cell office:value-type="float" office:value="0.001242" calcext:value-type="float">
            <text:p>0.00124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484296" calcext:value-type="float">
            <text:p>0.48429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53796" calcext:value-type="float">
            <text:p>0.05379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890261" calcext:value-type="float">
            <text:p>0.8902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WLS_2005_AIG/s420.aig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60" calcext:value-type="float">
            <text:p>160</text:p>
          </table:table-cell>
          <table:table-cell office:value-type="float" office:value="0.005309" calcext:value-type="float">
            <text:p>0.00530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15377" calcext:value-type="float">
            <text:p>1.153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782" calcext:value-type="float">
            <text:p>0.0478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698402" calcext:value-type="float">
            <text:p>0.6984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WLS_2002_AIG/iscas89/s641_synth.aig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54" calcext:value-type="float">
            <text:p>154</text:p>
          </table:table-cell>
          <table:table-cell office:value-type="float" office:value="0.000984" calcext:value-type="float">
            <text:p>0.00098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243886" calcext:value-type="float">
            <text:p>0.24388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39499" calcext:value-type="float">
            <text:p>0.03949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14113" calcext:value-type="float">
            <text:p>0.0141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IWLS_2002_AIG/iscas89/s713_synth.aig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56" calcext:value-type="float">
            <text:p>156</text:p>
          </table:table-cell>
          <table:table-cell office:value-type="float" office:value="0.001041" calcext:value-type="float">
            <text:p>0.00104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220851" calcext:value-type="float">
            <text:p>0.22085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40639" calcext:value-type="float">
            <text:p>0.04063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16225" calcext:value-type="float">
            <text:p>0.0162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IWLS_2002_AIG/LGSynth91/smlexamples/s641_synth.aig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54" calcext:value-type="float">
            <text:p>154</text:p>
          </table:table-cell>
          <table:table-cell office:value-type="float" office:value="0.000951" calcext:value-type="float">
            <text:p>0.00095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216664" calcext:value-type="float">
            <text:p>0.2166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39468" calcext:value-type="float">
            <text:p>0.03946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16383" calcext:value-type="float">
            <text:p>0.01638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IWLS_2002_AIG/LGSynth91/smlexamples/s713_synth.aig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56" calcext:value-type="float">
            <text:p>156</text:p>
          </table:table-cell>
          <table:table-cell office:value-type="float" office:value="0.001393" calcext:value-type="float">
            <text:p>0.00139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219076" calcext:value-type="float">
            <text:p>0.21907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40865" calcext:value-type="float">
            <text:p>0.0408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16255" calcext:value-type="float">
            <text:p>0.01625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IWLS_2002_AIG/texas/s641_synth.aig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54" calcext:value-type="float">
            <text:p>154</text:p>
          </table:table-cell>
          <table:table-cell office:value-type="float" office:value="0.000948" calcext:value-type="float">
            <text:p>0.00094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218706" calcext:value-type="float">
            <text:p>0.21870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39755" calcext:value-type="float">
            <text:p>0.03975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16334" calcext:value-type="float">
            <text:p>0.01633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IWLS_2002_AIG/texas/s713_synth.aig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56" calcext:value-type="float">
            <text:p>156</text:p>
          </table:table-cell>
          <table:table-cell office:value-type="float" office:value="0.001031" calcext:value-type="float">
            <text:p>0.00103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234735" calcext:value-type="float">
            <text:p>0.23473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41727" calcext:value-type="float">
            <text:p>0.0417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16099" calcext:value-type="float">
            <text:p>0.01609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IWLS_2002_AIG/iscas89/s1196_orig.aig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477" calcext:value-type="float">
            <text:p>477</text:p>
          </table:table-cell>
          <table:table-cell office:value-type="float" office:value="0.005914" calcext:value-type="float">
            <text:p>0.0059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851339" calcext:value-type="float">
            <text:p>0.85133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131536" calcext:value-type="float">
            <text:p>0.13153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30877" calcext:value-type="float">
            <text:p>0.03087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WLS_2002_AIG/iscas89/s1196_sweep.aig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477" calcext:value-type="float">
            <text:p>477</text:p>
          </table:table-cell>
          <table:table-cell office:value-type="float" office:value="0.006373" calcext:value-type="float">
            <text:p>0.00637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31535" calcext:value-type="float">
            <text:p>0.93153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142312" calcext:value-type="float">
            <text:p>0.1423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31112" calcext:value-type="float">
            <text:p>0.0311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iscas89/s1196_synth.aig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529" calcext:value-type="float">
            <text:p>529</text:p>
          </table:table-cell>
          <table:table-cell office:value-type="float" office:value="0.006828" calcext:value-type="float">
            <text:p>0.0068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82973" calcext:value-type="float">
            <text:p>0.98297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15471" calcext:value-type="float">
            <text:p>0.1547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31714" calcext:value-type="float">
            <text:p>0.0317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LGSynth91/smlexamples/s1196_orig.aig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477" calcext:value-type="float">
            <text:p>477</text:p>
          </table:table-cell>
          <table:table-cell office:value-type="float" office:value="0.005936" calcext:value-type="float">
            <text:p>0.00593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25073" calcext:value-type="float">
            <text:p>0.92507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132412" calcext:value-type="float">
            <text:p>0.1324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30953" calcext:value-type="float">
            <text:p>0.03095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WLS_2002_AIG/LGSynth91/smlexamples/s1196_sweep.aig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477" calcext:value-type="float">
            <text:p>477</text:p>
          </table:table-cell>
          <table:table-cell office:value-type="float" office:value="0.007025" calcext:value-type="float">
            <text:p>0.0070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12775" calcext:value-type="float">
            <text:p>0.91277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14031" calcext:value-type="float">
            <text:p>0.1403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30083" calcext:value-type="float">
            <text:p>0.03008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LGSynth91/smlexamples/s1196_synth.aig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529" calcext:value-type="float">
            <text:p>529</text:p>
          </table:table-cell>
          <table:table-cell office:value-type="float" office:value="0.009548" calcext:value-type="float">
            <text:p>0.00954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0738" calcext:value-type="float">
            <text:p>1.07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55073" calcext:value-type="float">
            <text:p>0.15507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3402" calcext:value-type="float">
            <text:p>0.0340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texas/s641-retime_orig.aig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203" calcext:value-type="float">
            <text:p>203</text:p>
          </table:table-cell>
          <table:table-cell office:value-type="float" office:value="0.001075" calcext:value-type="float">
            <text:p>0.00107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320407" calcext:value-type="float">
            <text:p>0.32040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53815" calcext:value-type="float">
            <text:p>0.0538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17167" calcext:value-type="float">
            <text:p>0.01716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IWLS_2002_AIG/texas/s641-retime_sweep.aig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203" calcext:value-type="float">
            <text:p>203</text:p>
          </table:table-cell>
          <table:table-cell office:value-type="float" office:value="0.001108" calcext:value-type="float">
            <text:p>0.00110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319477" calcext:value-type="float">
            <text:p>0.31947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49249" calcext:value-type="float">
            <text:p>0.04924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20481" calcext:value-type="float">
            <text:p>0.02048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IWLS_2002_AIG/texas/s641-retime_synth.aig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51" calcext:value-type="float">
            <text:p>151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25795" calcext:value-type="float">
            <text:p>0.2579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43949" calcext:value-type="float">
            <text:p>0.04394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3101" calcext:value-type="float">
            <text:p>0.031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IWLS_2002_AIG/texas/s641-r_orig.aig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203" calcext:value-type="float">
            <text:p>203</text:p>
          </table:table-cell>
          <table:table-cell office:value-type="float" office:value="0.001562" calcext:value-type="float">
            <text:p>0.00156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309332" calcext:value-type="float">
            <text:p>0.30933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54274" calcext:value-type="float">
            <text:p>0.05427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17209" calcext:value-type="float">
            <text:p>0.01720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IWLS_2002_AIG/texas/s641-r_sweep.aig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203" calcext:value-type="float">
            <text:p>203</text:p>
          </table:table-cell>
          <table:table-cell office:value-type="float" office:value="0.001137" calcext:value-type="float">
            <text:p>0.00113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306695" calcext:value-type="float">
            <text:p>0.30669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51841" calcext:value-type="float">
            <text:p>0.05184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17008" calcext:value-type="float">
            <text:p>0.01700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IWLS_2002_AIG/texas/s641-r_synth.aig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51" calcext:value-type="float">
            <text:p>151</text:p>
          </table:table-cell>
          <table:table-cell office:value-type="float" office:value="0.000917" calcext:value-type="float">
            <text:p>0.0009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247347" calcext:value-type="float">
            <text:p>0.24734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46" calcext:value-type="float">
            <text:p>0.04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1599" calcext:value-type="float">
            <text:p>0.0159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IWLS_2002_AIG/texas/s1196_orig.aig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477" calcext:value-type="float">
            <text:p>477</text:p>
          </table:table-cell>
          <table:table-cell office:value-type="float" office:value="0.008174" calcext:value-type="float">
            <text:p>0.00817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02119" calcext:value-type="float">
            <text:p>0.9021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137621" calcext:value-type="float">
            <text:p>0.13762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30906" calcext:value-type="float">
            <text:p>0.03090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WLS_2002_AIG/texas/s1196_sweep.aig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477" calcext:value-type="float">
            <text:p>477</text:p>
          </table:table-cell>
          <table:table-cell office:value-type="float" office:value="0.00638" calcext:value-type="float">
            <text:p>0.006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857133" calcext:value-type="float">
            <text:p>0.85713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135096" calcext:value-type="float">
            <text:p>0.13509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30028" calcext:value-type="float">
            <text:p>0.0300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texas/s1196_synth.aig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529" calcext:value-type="float">
            <text:p>529</text:p>
          </table:table-cell>
          <table:table-cell office:value-type="float" office:value="0.006907" calcext:value-type="float">
            <text:p>0.00690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05472" calcext:value-type="float">
            <text:p>1.0547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148164" calcext:value-type="float">
            <text:p>0.14816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31601" calcext:value-type="float">
            <text:p>0.03160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texas/s1238_orig.aig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532" calcext:value-type="float">
            <text:p>532</text:p>
          </table:table-cell>
          <table:table-cell office:value-type="float" office:value="0.006476" calcext:value-type="float">
            <text:p>0.00647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02687" calcext:value-type="float">
            <text:p>1.0268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161474" calcext:value-type="float">
            <text:p>0.16147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33158" calcext:value-type="float">
            <text:p>0.03315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WLS_2002_AIG/texas/s1238_sweep.aig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532" calcext:value-type="float">
            <text:p>532</text:p>
          </table:table-cell>
          <table:table-cell office:value-type="float" office:value="0.007004" calcext:value-type="float">
            <text:p>0.00700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06794" calcext:value-type="float">
            <text:p>1.0679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153891" calcext:value-type="float">
            <text:p>0.15389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31779" calcext:value-type="float">
            <text:p>0.03177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WLS_2002_AIG/texas/s1238_synth.aig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560" calcext:value-type="float">
            <text:p>560</text:p>
          </table:table-cell>
          <table:table-cell office:value-type="float" office:value="0.006756" calcext:value-type="float">
            <text:p>0.00675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01812" calcext:value-type="float">
            <text:p>1.018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162143" calcext:value-type="float">
            <text:p>0.16214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33126" calcext:value-type="float">
            <text:p>0.03312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WLS_2005_AIG/s1196.aig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477" calcext:value-type="float">
            <text:p>477</text:p>
          </table:table-cell>
          <table:table-cell office:value-type="float" office:value="0.006891" calcext:value-type="float">
            <text:p>0.0068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8368" calcext:value-type="float">
            <text:p>0.983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47948" calcext:value-type="float">
            <text:p>0.1479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7945" calcext:value-type="float">
            <text:p>0.0279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WLS_2005_AIG/s1238.aig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532" calcext:value-type="float">
            <text:p>532</text:p>
          </table:table-cell>
          <table:table-cell office:value-type="float" office:value="0.00769" calcext:value-type="float">
            <text:p>0.0076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.02023" calcext:value-type="float">
            <text:p>1.020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173069" calcext:value-type="float">
            <text:p>0.17306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9655" calcext:value-type="float">
            <text:p>0.0296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WLS_2002_AIG/iscas89/s641_orig.aig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46" calcext:value-type="float">
            <text:p>146</text:p>
          </table:table-cell>
          <table:table-cell office:value-type="float" office:value="0.000869" calcext:value-type="float">
            <text:p>0.00086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64524" calcext:value-type="float">
            <text:p>0.2645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48243" calcext:value-type="float">
            <text:p>0.04824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6866" calcext:value-type="float">
            <text:p>0.01686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WLS_2002_AIG/iscas89/s641_sweep.aig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46" calcext:value-type="float">
            <text:p>146</text:p>
          </table:table-cell>
          <table:table-cell office:value-type="float" office:value="0.001246" calcext:value-type="float">
            <text:p>0.00124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41796" calcext:value-type="float">
            <text:p>0.2417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51326" calcext:value-type="float">
            <text:p>0.0513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71646" calcext:value-type="float">
            <text:p>0.07164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WLS_2002_AIG/iscas89/s713_orig.aig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60" calcext:value-type="float">
            <text:p>160</text:p>
          </table:table-cell>
          <table:table-cell office:value-type="float" office:value="0.001363" calcext:value-type="float">
            <text:p>0.00136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78273" calcext:value-type="float">
            <text:p>0.27827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49851" calcext:value-type="float">
            <text:p>0.04985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689" calcext:value-type="float">
            <text:p>0.0168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WLS_2002_AIG/iscas89/s713_sweep.aig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60" calcext:value-type="float">
            <text:p>160</text:p>
          </table:table-cell>
          <table:table-cell office:value-type="float" office:value="0.001415" calcext:value-type="float">
            <text:p>0.0014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58415" calcext:value-type="float">
            <text:p>0.2584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0008" calcext:value-type="float">
            <text:p>0.0500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23027" calcext:value-type="float">
            <text:p>0.02302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WLS_2002_AIG/LGSynth91/smlexamples/s641_orig.aig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46" calcext:value-type="float">
            <text:p>146</text:p>
          </table:table-cell>
          <table:table-cell office:value-type="float" office:value="0.000956" calcext:value-type="float">
            <text:p>0.0009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55148" calcext:value-type="float">
            <text:p>0.25514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48375" calcext:value-type="float">
            <text:p>0.0483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91343" calcext:value-type="float">
            <text:p>0.29134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WLS_2002_AIG/LGSynth91/smlexamples/s641_sweep.aig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46" calcext:value-type="float">
            <text:p>146</text:p>
          </table:table-cell>
          <table:table-cell office:value-type="float" office:value="0.001798" calcext:value-type="float">
            <text:p>0.00179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50123" calcext:value-type="float">
            <text:p>0.2501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51794" calcext:value-type="float">
            <text:p>0.05179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4582" calcext:value-type="float">
            <text:p>0.01458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WLS_2002_AIG/LGSynth91/smlexamples/s713_orig.aig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60" calcext:value-type="float">
            <text:p>160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73616" calcext:value-type="float">
            <text:p>0.2736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49945" calcext:value-type="float">
            <text:p>0.04994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291199" calcext:value-type="float">
            <text:p>0.29119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WLS_2002_AIG/LGSynth91/smlexamples/s713_sweep.aig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60" calcext:value-type="float">
            <text:p>160</text:p>
          </table:table-cell>
          <table:table-cell office:value-type="float" office:value="0.001439" calcext:value-type="float">
            <text:p>0.00143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62598" calcext:value-type="float">
            <text:p>0.26259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47869" calcext:value-type="float">
            <text:p>0.04786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7264" calcext:value-type="float">
            <text:p>0.01726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WLS_2002_AIG/texas/s526n-simp_orig.ai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1" calcext:value-type="float">
            <text:p>101</text:p>
          </table:table-cell>
          <table:table-cell office:value-type="float" office:value="0.002152" calcext:value-type="float">
            <text:p>0.00215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303538" calcext:value-type="float">
            <text:p>0.3035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5176" calcext:value-type="float">
            <text:p>0.0517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607507" calcext:value-type="float">
            <text:p>0.6075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WLS_2002_AIG/texas/s526n-simp_sweep.ai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1" calcext:value-type="float">
            <text:p>101</text:p>
          </table:table-cell>
          <table:table-cell office:value-type="float" office:value="0.002134" calcext:value-type="float">
            <text:p>0.0021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302604" calcext:value-type="float">
            <text:p>0.30260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52078" calcext:value-type="float">
            <text:p>0.05207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677363" calcext:value-type="float">
            <text:p>0.67736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WLS_2002_AIG/texas/s526n-simp_synth.ai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98" calcext:value-type="float">
            <text:p>98</text:p>
          </table:table-cell>
          <table:table-cell office:value-type="float" office:value="0.002151" calcext:value-type="float">
            <text:p>0.00215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301775" calcext:value-type="float">
            <text:p>0.3017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52051" calcext:value-type="float">
            <text:p>0.05205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50004" calcext:value-type="float">
            <text:p>0.9500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WLS_2002_AIG/texas/s526ns_orig.ai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1" calcext:value-type="float">
            <text:p>101</text:p>
          </table:table-cell>
          <table:table-cell office:value-type="float" office:value="0.002189" calcext:value-type="float">
            <text:p>0.00218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292783" calcext:value-type="float">
            <text:p>0.29278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51619" calcext:value-type="float">
            <text:p>0.0516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77461" calcext:value-type="float">
            <text:p>0.57746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WLS_2002_AIG/texas/s526ns_sweep.ai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1" calcext:value-type="float">
            <text:p>101</text:p>
          </table:table-cell>
          <table:table-cell office:value-type="float" office:value="0.002164" calcext:value-type="float">
            <text:p>0.0021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29555" calcext:value-type="float">
            <text:p>0.295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5188" calcext:value-type="float">
            <text:p>0.051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49903" calcext:value-type="float">
            <text:p>0.499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WLS_2002_AIG/texas/s526ns_synth.ai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98" calcext:value-type="float">
            <text:p>98</text:p>
          </table:table-cell>
          <table:table-cell office:value-type="float" office:value="0.002138" calcext:value-type="float">
            <text:p>0.0021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29029" calcext:value-type="float">
            <text:p>0.290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51792" calcext:value-type="float">
            <text:p>0.05179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05077" calcext:value-type="float">
            <text:p>1.0507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WLS_2002_AIG/texas/s641_orig.aig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46" calcext:value-type="float">
            <text:p>146</text:p>
          </table:table-cell>
          <table:table-cell office:value-type="float" office:value="0.000968" calcext:value-type="float">
            <text:p>0.00096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38429" calcext:value-type="float">
            <text:p>0.23842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48873" calcext:value-type="float">
            <text:p>0.04887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1435" calcext:value-type="float">
            <text:p>0.1143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WLS_2002_AIG/texas/s641_sweep.aig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46" calcext:value-type="float">
            <text:p>146</text:p>
          </table:table-cell>
          <table:table-cell office:value-type="float" office:value="0.001373" calcext:value-type="float">
            <text:p>0.00137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58671" calcext:value-type="float">
            <text:p>0.25867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46124" calcext:value-type="float">
            <text:p>0.0461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21174" calcext:value-type="float">
            <text:p>0.02117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WLS_2002_AIG/texas/s713_orig.aig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60" calcext:value-type="float">
            <text:p>160</text:p>
          </table:table-cell>
          <table:table-cell office:value-type="float" office:value="0.001059" calcext:value-type="float">
            <text:p>0.00105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97455" calcext:value-type="float">
            <text:p>0.29745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4908" calcext:value-type="float">
            <text:p>0.049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17852" calcext:value-type="float">
            <text:p>0.11785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WLS_2002_AIG/texas/s713_sweep.aig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60" calcext:value-type="float">
            <text:p>160</text:p>
          </table:table-cell>
          <table:table-cell office:value-type="float" office:value="0.001466" calcext:value-type="float">
            <text:p>0.00146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76783" calcext:value-type="float">
            <text:p>0.27678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20784" calcext:value-type="float">
            <text:p>0.02078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WLS_2005_AIG/s641.aig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46" calcext:value-type="float">
            <text:p>146</text:p>
          </table:table-cell>
          <table:table-cell office:value-type="float" office:value="0.001249" calcext:value-type="float">
            <text:p>0.00124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65239" calcext:value-type="float">
            <text:p>0.26523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47602" calcext:value-type="float">
            <text:p>0.04760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20981" calcext:value-type="float">
            <text:p>0.02098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WLS_2005_AIG/s713.aig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160" calcext:value-type="float">
            <text:p>160</text:p>
          </table:table-cell>
          <table:table-cell office:value-type="float" office:value="0.001366" calcext:value-type="float">
            <text:p>0.00136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83742" calcext:value-type="float">
            <text:p>0.28374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49467" calcext:value-type="float">
            <text:p>0.04946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20924" calcext:value-type="float">
            <text:p>0.0209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table:style-name="ce7" office:value-type="string" calcext:value-type="string">
            <text:p>SUM:</text:p>
          </table:table-cell>
          <table:table-cell table:style-name="ce2" table:formula="of:=SUM([.G6:.G314])" office:value-type="float" office:value="0.340952" calcext:value-type="float">
            <text:p>0.340952</text:p>
          </table:table-cell>
          <table:table-cell table:style-name="ce2" table:formula="of:=SUM([.H6:.H314])" office:value-type="float" office:value="1" calcext:value-type="float">
            <text:p>1</text:p>
          </table:table-cell>
          <table:table-cell table:style-name="ce7"/>
          <table:table-cell table:style-name="ce2" table:formula="of:=SUM([.J6:.J314])" office:value-type="float" office:value="79.7680050000001" calcext:value-type="float">
            <text:p>79.768005</text:p>
          </table:table-cell>
          <table:table-cell table:style-name="ce2" table:formula="of:=SUM([.K6:.K314])" office:value-type="float" office:value="80" calcext:value-type="float">
            <text:p>80</text:p>
          </table:table-cell>
          <table:table-cell table:style-name="ce7"/>
          <table:table-cell table:style-name="ce2" table:formula="of:=SUM([.M6:.M314])" office:value-type="float" office:value="11.373944" calcext:value-type="float">
            <text:p>11.373944</text:p>
          </table:table-cell>
          <table:table-cell table:style-name="ce2" table:formula="of:=SUM([.N6:.N314])" office:value-type="float" office:value="13" calcext:value-type="float">
            <text:p>13</text:p>
          </table:table-cell>
          <table:table-cell table:style-name="ce7"/>
          <table:table-cell table:style-name="ce2" table:formula="of:=SUM([.P6:.P314])" office:value-type="float" office:value="41.462363" calcext:value-type="float">
            <text:p>41.462363</text:p>
          </table:table-cell>
          <table:table-cell table:style-name="ce2" table:formula="of:=SUM([.Q6:.Q314])" office:value-type="float" office:value="41" calcext:value-type="float">
            <text:p>41</text:p>
          </table:table-cell>
          <table:table-cell/>
        </table:table-row>
        <table:table-row table:style-name="ro1" table:number-rows-repeated="1048259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6T13:17:13.553068728</meta:creation-date>
    <dc:date>2015-08-26T15:49:10.869019250</dc:date>
    <meta:editing-duration>PT1H59M45S</meta:editing-duration>
    <meta:editing-cycles>5</meta:editing-cycles>
    <meta:generator>LibreOffice/4.4.2.2$Linux_X86_64 LibreOffice_project/40m0$Build-2</meta:generator>
    <meta:document-statistic meta:table-count="1" meta:cell-count="5595" meta:object-count="0"/>
  </office:meta>
</office:document-meta>
</file>